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6" svg:font-family="'Bitstream Vera Sans'" style:font-adornments="Normal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3db5af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40ad80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_5f_Paragraphe_20_livret">
      <style:paragraph-properties fo:margin-top="0.199cm" fo:margin-bottom="0cm" loext:contextual-spacing="false"/>
      <style:text-properties officeooo:paragraph-rsid="00490817"/>
    </style:style>
    <style:style style:name="P27" style:family="paragraph" style:parent-style-name="_5f_Paragraphe_20_livret">
      <style:paragraph-properties fo:margin-top="0.199cm" fo:margin-bottom="0cm" loext:contextual-spacing="false"/>
      <style:text-properties officeooo:paragraph-rsid="00837079"/>
    </style:style>
    <style:style style:name="P28" style:family="paragraph" style:parent-style-name="_5f_Paragraphe_20_livret">
      <style:paragraph-properties fo:margin-top="0.199cm" fo:margin-bottom="0cm" loext:contextual-spacing="false"/>
      <style:text-properties officeooo:paragraph-rsid="00840c08"/>
    </style:style>
    <style:style style:name="P29" style:family="paragraph" style:parent-style-name="_5f_Paragraphe_20_livret">
      <style:paragraph-properties fo:margin-top="0.199cm" fo:margin-bottom="0cm" loext:contextual-spacing="false"/>
      <style:text-properties officeooo:paragraph-rsid="00849326"/>
    </style:style>
    <style:style style:name="P30" style:family="paragraph" style:parent-style-name="_5f_Paragraphe_20_livret_20_">
      <style:paragraph-properties fo:margin-top="0cm" fo:margin-bottom="0.101cm" loext:contextual-spacing="false"/>
      <style:text-properties officeooo:paragraph-rsid="006ebbed"/>
    </style:style>
    <style:style style:name="P31" style:family="paragraph" style:parent-style-name="_5f_Paragraphe_20_livret">
      <style:paragraph-properties fo:margin-top="0.101cm" fo:margin-bottom="0cm" loext:contextual-spacing="false"/>
      <style:text-properties officeooo:paragraph-rsid="004ec1e9"/>
    </style:style>
    <style:style style:name="P32" style:family="paragraph" style:parent-style-name="_5f_Paragraphe_20_livret">
      <style:paragraph-properties fo:margin-top="0.499cm" fo:margin-bottom="0cm" loext:contextual-spacing="false"/>
      <style:text-properties officeooo:paragraph-rsid="006cbfe9"/>
    </style:style>
    <style:style style:name="P33" style:family="paragraph" style:parent-style-name="_5f_Paragraphe_20_livret">
      <style:paragraph-properties fo:margin-top="0.499cm" fo:margin-bottom="0cm" loext:contextual-spacing="false" fo:text-align="start" style:justify-single-word="false"/>
      <style:text-properties officeooo:paragraph-rsid="00651024"/>
    </style:style>
    <style:style style:name="P34" style:family="paragraph" style:parent-style-name="_5f_Paragraphe_20_livret_20_">
      <style:text-properties officeooo:paragraph-rsid="006be80c"/>
    </style:style>
    <style:style style:name="P35" style:family="paragraph" style:parent-style-name="_5f_Paragraphe_20_livret_20_">
      <style:text-properties officeooo:paragraph-rsid="006dce9a"/>
    </style:style>
    <style:style style:name="P36" style:family="paragraph" style:parent-style-name="_5f_Paragraphe_20_livret_20_">
      <style:text-properties officeooo:rsid="003d9907" officeooo:paragraph-rsid="006dce9a"/>
    </style:style>
    <style:style style:name="P37" style:family="paragraph" style:parent-style-name="_5f_Paragraphe_20_livret_20_">
      <style:paragraph-properties fo:margin-top="0.101cm" fo:margin-bottom="0.101cm" loext:contextual-spacing="false"/>
      <style:text-properties fo:color="#000000" style:font-name="Bitstream Vera Sans1" fo:font-size="10pt" fo:font-style="normal" fo:font-weight="normal" officeooo:rsid="006ebbed" officeooo:paragraph-rsid="006ebbed"/>
    </style:style>
    <style:style style:name="P38" style:family="paragraph" style:parent-style-name="_5f_Paragraphe_20_livret">
      <style:paragraph-properties fo:margin-top="0cm" fo:margin-bottom="0cm" loext:contextual-spacing="false"/>
      <style:text-properties officeooo:paragraph-rsid="006cbfe9"/>
    </style:style>
    <style:style style:name="P39" style:family="paragraph" style:parent-style-name="FILET_5f_POINTILLES">
      <style:paragraph-properties fo:margin-top="0cm" fo:margin-bottom="0cm" loext:contextual-spacing="false"/>
      <style:text-properties officeooo:paragraph-rsid="008238dd"/>
    </style:style>
    <style:style style:name="P40" style:family="paragraph" style:parent-style-name="_5f_Paragraphe_20_livret_20_">
      <style:paragraph-properties fo:margin-top="0cm" fo:margin-bottom="0cm" loext:contextual-spacing="false"/>
    </style:style>
    <style:style style:name="P41" style:family="paragraph" style:parent-style-name="_5f_Paragraphe_20_livret">
      <style:paragraph-properties fo:margin-top="0.199cm" fo:margin-bottom="0.3cm" loext:contextual-spacing="false"/>
      <style:text-properties officeooo:paragraph-rsid="00490817"/>
    </style:style>
    <style:style style:name="P42" style:family="paragraph" style:parent-style-name="_5f_Paragraphe_20_livret">
      <style:paragraph-properties fo:margin-top="0.079cm" fo:margin-bottom="0cm" loext:contextual-spacing="false"/>
      <style:text-properties officeooo:paragraph-rsid="00490817"/>
    </style:style>
    <style:style style:name="P43" style:family="paragraph" style:parent-style-name="_5f_Paragraphe_20_livret_20_">
      <style:paragraph-properties fo:margin-top="0.379cm" fo:margin-bottom="0.101cm" loext:contextual-spacing="false"/>
      <style:text-properties officeooo:paragraph-rsid="006be80c"/>
    </style:style>
    <style:style style:name="P44" style:family="paragraph" style:parent-style-name="FILET_5f_POINTILLES">
      <style:paragraph-properties fo:margin-top="0.3cm" fo:margin-bottom="0.3cm" loext:contextual-spacing="false" fo:text-align="start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837079"/>
    </style:style>
    <style:style style:name="P45" style:family="paragraph" style:parent-style-name="FILET_5f_POINTILLES">
      <style:paragraph-properties fo:margin-top="0.3cm" fo:margin-bottom="0cm" loext:contextual-spacing="false" fo:text-align="start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837079"/>
    </style:style>
    <style:style style:name="P46" style:family="paragraph" style:parent-style-name="_5f_Paragraphe_20_livret">
      <style:paragraph-properties fo:margin-top="0.3cm" fo:margin-bottom="0cm" loext:contextual-spacing="false"/>
      <style:text-properties officeooo:paragraph-rsid="00849326"/>
    </style:style>
    <style:style style:name="P47" style:family="paragraph" style:parent-style-name="_5f_Paragraphe_20_livret">
      <style:paragraph-properties fo:margin-top="0.3cm" fo:margin-bottom="0cm" loext:contextual-spacing="false"/>
      <style:text-properties officeooo:paragraph-rsid="00837079"/>
    </style:style>
    <style:style style:name="P48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loext:contextual-spacing="false" style:page-number="124" fo:break-before="auto" fo:break-after="auto"/>
      <style:text-properties officeooo:paragraph-rsid="00579389"/>
    </style:style>
    <style:style style:name="P49" style:family="paragraph" style:parent-style-name="Exo_5f_Num" style:list-style-name="Num_5f_Exo">
      <style:paragraph-properties fo:margin-top="0cm" fo:margin-bottom="0.101cm" loext:contextual-spacing="false" fo:text-align="center" style:justify-single-word="false"/>
      <style:text-properties style:use-window-font-color="true" style:font-name="Bitstream Vera Sans" fo:font-size="10pt" fo:font-style="normal" fo:font-weight="bold" officeooo:rsid="00579389" officeooo:paragraph-rsid="00837079" style:font-size-asian="10.5pt" style:font-style-asian="normal" style:font-weight-asian="bold" style:font-style-complex="normal" style:font-weight-complex="bold"/>
    </style:style>
    <style:style style:name="P50" style:family="paragraph" style:parent-style-name="Exo_5f_Num" style:list-style-name="">
      <style:paragraph-properties fo:margin-top="0cm" fo:margin-bottom="0.101cm" loext:contextual-spacing="false" fo:text-align="center" style:justify-single-word="false"/>
      <style:text-properties style:use-window-font-color="true" style:font-name="Bitstream Vera Sans" fo:font-size="10pt" fo:font-style="normal" fo:font-weight="bold" officeooo:rsid="00579389" officeooo:paragraph-rsid="00837079" style:font-size-asian="10.5pt" style:font-style-asian="normal" style:font-weight-asian="bold" style:font-style-complex="normal" style:font-weight-complex="bold"/>
    </style:style>
    <style:style style:name="P51" style:family="paragraph" style:parent-style-name="Exo_5f_Num" style:list-style-name="">
      <style:paragraph-properties fo:margin-top="0cm" fo:margin-bottom="0.101cm" loext:contextual-spacing="false" fo:text-align="start" style:justify-single-word="false"/>
      <style:text-properties style:use-window-font-color="true" style:font-name="Bitstream Vera Sans" fo:font-size="10pt" fo:font-style="normal" fo:font-weight="bold" officeooo:rsid="00579389" officeooo:paragraph-rsid="00837079" style:font-size-asian="10.5pt" style:font-style-asian="normal" style:font-weight-asian="bold" style:font-style-complex="normal" style:font-weight-complex="bold"/>
    </style:style>
    <style:style style:name="P52" style:family="paragraph" style:parent-style-name="Exo_5f_Num" style:list-style-name="">
      <style:paragraph-properties fo:margin-top="0cm" fo:margin-bottom="0.101cm" loext:contextual-spacing="false" fo:text-align="start" style:justify-single-word="false"/>
      <style:text-properties style:use-window-font-color="true" style:font-name="Bitstream Vera Sans" fo:font-size="10pt" fo:font-style="normal" fo:font-weight="bold" officeooo:rsid="00579389" officeooo:paragraph-rsid="00579389" style:font-size-asian="10.5pt" style:font-style-asian="normal" style:font-weight-asian="bold" style:font-style-complex="normal" style:font-weight-complex="bold"/>
    </style:style>
    <style:style style:name="P53" style:family="paragraph" style:parent-style-name="Exo_5f_Num" style:list-style-name="Num_5f_Exo">
      <style:paragraph-properties fo:margin-top="0cm" fo:margin-bottom="0.101cm" loext:contextual-spacing="false"/>
      <style:text-properties style:use-window-font-color="true" style:font-name="Bitstream Vera Sans" fo:font-size="10pt" fo:font-style="normal" fo:font-weight="normal" officeooo:rsid="00579389" officeooo:paragraph-rsid="00837079" style:font-size-asian="10.5pt" style:font-style-asian="normal" style:font-style-complex="normal"/>
    </style:style>
    <style:style style:name="P54" style:family="paragraph" style:parent-style-name="Exo_5f_Num" style:list-style-name="">
      <style:paragraph-properties fo:margin-top="0cm" fo:margin-bottom="0.101cm" loext:contextual-spacing="false"/>
      <style:text-properties style:use-window-font-color="true" style:font-name="Bitstream Vera Sans" fo:font-size="10pt" fo:font-style="normal" fo:font-weight="normal" officeooo:rsid="00579389" officeooo:paragraph-rsid="00837079" style:font-size-asian="10.5pt" style:font-style-asian="normal" style:font-style-complex="normal"/>
    </style:style>
    <style:style style:name="P55" style:family="paragraph" style:parent-style-name="Exo_5f_Num" style:list-style-name="Num_5f_Exo">
      <style:paragraph-properties fo:margin-top="0.499cm" fo:margin-bottom="0.101cm" loext:contextual-spacing="false" fo:text-align="center" style:justify-single-word="false"/>
      <style:text-properties style:use-window-font-color="true" style:font-name="Bitstream Vera Sans" fo:font-size="10pt" fo:font-style="normal" fo:font-weight="bold" officeooo:rsid="00579389" officeooo:paragraph-rsid="00837079" style:font-size-asian="10.5pt" style:font-style-asian="normal" style:font-weight-asian="bold" style:font-style-complex="normal" style:font-weight-complex="bold"/>
    </style:style>
    <style:style style:name="P56" style:family="paragraph" style:parent-style-name="Exo_5f_Num" style:list-style-name="Num_5f_Exo">
      <style:paragraph-properties fo:margin-top="1.08cm" fo:margin-bottom="0.101cm" loext:contextual-spacing="false"/>
      <style:text-properties officeooo:paragraph-rsid="004214f5"/>
    </style:style>
    <style:style style:name="P57" style:family="paragraph" style:parent-style-name="FILET_5f_POINTILLES" style:list-style-name="Num_5f_Exo"/>
    <style:style style:name="P58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3.6cm" fo:margin-top="0cm" fo:margin-bottom="0cm" loext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</style:style>
    <style:style style:name="P59" style:family="paragraph" style:parent-style-name="FILET_5f_POINTILLES" style:list-style-name="Num_5f_Exo">
      <style:paragraph-properties fo:margin-top="0.199cm" fo:margin-bottom="0cm" loext:contextual-spacing="false" style:line-height-at-least="0.4cm"/>
      <style:text-properties officeooo:paragraph-rsid="008238dd"/>
    </style:style>
    <style:style style:name="P60" style:family="paragraph" style:parent-style-name="Heading_20_5" style:list-style-name="liste_5f_abc">
      <style:paragraph-properties fo:margin-top="0.101cm" fo:margin-bottom="0.199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8238dd"/>
    </style:style>
    <style:style style:name="P61" style:family="paragraph" style:parent-style-name="Standard" style:list-style-name="Num_5f_Exo">
      <style:paragraph-properties fo:margin-top="0cm" fo:margin-bottom="0cm" loext:contextual-spacing="false"/>
      <style:text-properties officeooo:rsid="007801d4" officeooo:paragraph-rsid="007801d4"/>
    </style:style>
    <style:style style:name="P62" style:family="paragraph" style:parent-style-name="Standard" style:list-style-name="Num_5f_Exo">
      <style:paragraph-properties fo:margin-top="0.499cm" fo:margin-bottom="0.4cm" loext:contextual-spacing="false" fo:text-align="justify" style:justify-single-word="false"/>
      <style:text-properties officeooo:paragraph-rsid="006dce9a"/>
    </style:style>
    <style:style style:name="P63" style:family="paragraph" style:parent-style-name="Text_20_body" style:list-style-name="liste_5f_abc">
      <style:paragraph-properties fo:margin-top="0.101cm" fo:margin-bottom="0.199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8238dd"/>
    </style:style>
    <style:style style:name="P64" style:family="paragraph" style:parent-style-name="_5f_Paragraphe_20_livret" style:list-style-name="Num_5f_Exo">
      <style:paragraph-properties fo:margin-top="0.7cm" fo:margin-bottom="0cm" loext:contextual-spacing="false"/>
      <style:text-properties officeooo:paragraph-rsid="00481282"/>
    </style:style>
    <style:style style:name="P65" style:family="paragraph" style:parent-style-name="_5f_Paragraphe_20_livret" style:list-style-name="Num_5f_Exo">
      <style:paragraph-properties fo:margin-top="0.67cm" fo:margin-bottom="0cm" loext:contextual-spacing="false"/>
      <style:text-properties officeooo:paragraph-rsid="00490817"/>
    </style:style>
    <style:style style:name="P66" style:family="paragraph" style:parent-style-name="_5f_Paragraphe_20_livret" style:list-style-name="Num_5f_Exo">
      <style:paragraph-properties fo:margin-top="0cm" fo:margin-bottom="0cm" loext:contextual-spacing="false"/>
      <style:text-properties officeooo:paragraph-rsid="00490817"/>
    </style:style>
    <style:style style:name="P67" style:family="paragraph" style:parent-style-name="_5f_Paragraphe_20_livret" style:list-style-name="Num_5f_Exo">
      <style:paragraph-properties fo:margin-top="0cm" fo:margin-bottom="0cm" loext:contextual-spacing="false"/>
      <style:text-properties officeooo:paragraph-rsid="004ea825"/>
    </style:style>
    <style:style style:name="P68" style:family="paragraph" style:parent-style-name="_5f_Paragraphe_20_livret" style:list-style-name="Num_5f_Exo">
      <style:paragraph-properties fo:margin-top="0cm" fo:margin-bottom="0cm" loext:contextual-spacing="false"/>
      <style:text-properties officeooo:paragraph-rsid="0068b888"/>
    </style:style>
    <style:style style:name="P69" style:family="paragraph" style:parent-style-name="_5f_Paragraphe_20_livret" style:list-style-name="Num_5f_Exo">
      <style:paragraph-properties fo:margin-top="0cm" fo:margin-bottom="0cm" loext:contextual-spacing="false"/>
      <style:text-properties officeooo:paragraph-rsid="007801d4"/>
    </style:style>
    <style:style style:name="P70" style:family="paragraph" style:parent-style-name="_5f_Paragraphe_20_livret" style:list-style-name="Num_5f_Exo">
      <style:paragraph-properties fo:margin-top="0cm" fo:margin-bottom="0cm" loext:contextual-spacing="false"/>
      <style:text-properties officeooo:paragraph-rsid="007713d6"/>
    </style:style>
    <style:style style:name="P71" style:family="paragraph" style:parent-style-name="_5f_Paragraphe_20_livret" style:list-style-name="Num_5f_Exo">
      <style:paragraph-properties fo:margin-top="0cm" fo:margin-bottom="0cm" loext:contextual-spacing="false"/>
      <style:text-properties officeooo:paragraph-rsid="006cbfe9"/>
    </style:style>
    <style:style style:name="P72" style:family="paragraph" style:parent-style-name="_5f_Paragraphe_20_livret" style:list-style-name="liste_5f_abc" style:master-page-name="">
      <style:paragraph-properties fo:margin-top="0.499cm" fo:margin-bottom="0.199cm" loext:contextual-spacing="false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490817"/>
    </style:style>
    <style:style style:name="P73" style:family="paragraph" style:parent-style-name="_5f_Paragraphe_20_livret" style:list-style-name="liste_5f_abc">
      <style:paragraph-properties fo:margin-top="0.101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8b888"/>
    </style:style>
    <style:style style:name="P74" style:family="paragraph" style:parent-style-name="_5f_Paragraphe_20_livret" style:list-style-name="liste_5f_abc">
      <style:paragraph-properties fo:margin-top="0.101cm" fo:margin-bottom="0.199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8238dd"/>
    </style:style>
    <style:style style:name="P75" style:family="paragraph" style:parent-style-name="_5f_Paragraphe_20_livret" style:list-style-name="liste_5f_abc">
      <style:paragraph-properties fo:margin-top="0.101cm" fo:margin-bottom="0.199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8b888"/>
    </style:style>
    <style:style style:name="P76" style:family="paragraph" style:parent-style-name="_5f_Paragraphe_20_livret" style:list-style-name="Num_5f_Exo">
      <style:paragraph-properties fo:margin-top="0.37cm" fo:margin-bottom="0cm" loext:contextual-spacing="false"/>
      <style:text-properties officeooo:paragraph-rsid="007801d4"/>
    </style:style>
    <style:style style:name="P77" style:family="paragraph" style:parent-style-name="_5f_Paragraphe_20_livret" style:list-style-name="Num_5f_Exo">
      <style:paragraph-properties fo:margin-top="0.37cm" fo:margin-bottom="0cm" loext:contextual-spacing="false"/>
      <style:text-properties officeooo:paragraph-rsid="007713d6"/>
    </style:style>
    <style:style style:name="P78" style:family="paragraph" style:parent-style-name="_5f_Paragraphe_20_livret" style:list-style-name="Num_5f_Exo">
      <style:paragraph-properties fo:margin-top="0.37cm" fo:margin-bottom="0cm" loext:contextual-spacing="false" fo:text-align="start" style:justify-single-word="false"/>
      <style:text-properties officeooo:paragraph-rsid="007713d6"/>
    </style:style>
    <style:style style:name="P79" style:family="paragraph" style:parent-style-name="_5f_Paragraphe_20_livret" style:list-style-name="Num_5f_Exo">
      <style:paragraph-properties fo:margin-top="0.499cm" fo:margin-bottom="0cm" loext:contextual-spacing="false" fo:text-align="justify" style:justify-single-word="false"/>
      <style:text-properties officeooo:paragraph-rsid="0065b576"/>
    </style:style>
    <style:style style:name="P80" style:family="paragraph" style:parent-style-name="_5f_Paragraphe_20_livret" style:list-style-name="Num_5f_Exo">
      <style:paragraph-properties fo:margin-top="0.499cm" fo:margin-bottom="0cm" loext:contextual-spacing="false" fo:text-align="start" style:justify-single-word="false"/>
      <style:text-properties officeooo:paragraph-rsid="00651024"/>
    </style:style>
    <style:style style:name="P81" style:family="paragraph" style:parent-style-name="_5f_Paragraphe_20_livret" style:list-style-name="Num_5f_Exo">
      <style:paragraph-properties fo:margin-top="0.499cm" fo:margin-bottom="0cm" loext:contextual-spacing="false"/>
      <style:text-properties officeooo:paragraph-rsid="006cbfe9"/>
    </style:style>
    <style:style style:name="P82" style:family="paragraph" style:parent-style-name="_5f_Paragraphe_20_livret_20_" style:list-style-name="liste_5f_abc"/>
    <style:style style:name="P83" style:family="paragraph" style:parent-style-name="_5f_Paragraphe_20_livret_20_" style:list-style-name="liste_5f_abc">
      <style:paragraph-properties fo:text-align="start" style:justify-single-word="false"/>
    </style:style>
    <style:style style:name="P84" style:family="paragraph" style:parent-style-name="_5f_Paragraphe_20_livret_20_" style:list-style-name="liste_5f_abc" style:master-page-name="">
      <loext:graphic-properties draw:fill="none"/>
      <style:paragraph-properties fo:margin-left="0cm" fo:margin-right="3.6cm" fo:margin-top="0.3cm" fo:margin-bottom="0cm" loext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85" style:family="paragraph" style:parent-style-name="_5f_Paragraphe_20_livret_20_" style:list-style-name="liste_5f_abc">
      <style:paragraph-properties fo:margin-top="0.3cm" fo:margin-bottom="0cm" loext:contextual-spacing="false"/>
    </style:style>
    <style:style style:name="P86" style:family="paragraph" style:parent-style-name="_5f_Paragraphe_20_livret_20_" style:list-style-name="liste_5f_abc">
      <style:paragraph-properties fo:margin-top="0.3cm" fo:margin-bottom="0cm" loext:contextual-spacing="false"/>
      <style:text-properties fo:letter-spacing="-0.014cm"/>
    </style:style>
    <style:style style:name="P87" style:family="paragraph" style:parent-style-name="_5f_Paragraphe_20_livret_20_">
      <style:paragraph-properties fo:margin-top="0.101cm" fo:margin-bottom="0.15cm" loext:contextual-spacing="false"/>
      <style:text-properties officeooo:paragraph-rsid="006be80c"/>
    </style:style>
    <style:style style:name="P88" style:family="paragraph" style:parent-style-name="_5f_Pied_20_de_20_page" style:list-style-name="">
      <style:paragraph-properties fo:text-align="end" style:justify-single-word="false"/>
    </style:style>
    <style:style style:name="P89" style:family="paragraph" style:parent-style-name="_5f_Pied_20_de_20_page">
      <style:paragraph-properties fo:text-align="end" style:justify-single-word="false"/>
    </style:style>
    <style:style style:name="P90" style:family="paragraph" style:parent-style-name="_5f_Pied_20_de_20_page" style:list-style-name=""/>
    <style:style style:name="P9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2" style:family="paragraph" style:parent-style-name="_5f_Titre_20_d_27_exercices_20_livret_20_sans_20_titre" style:list-style-name="Num_5f_Exo">
      <style:text-properties officeooo:paragraph-rsid="0085a29e"/>
    </style:style>
    <style:style style:name="P93" style:family="paragraph" style:parent-style-name="_5f_Titre_20_d_27_exercices_20_livret_20_sans_20_titre" style:list-style-name="Num_5f_Exo">
      <style:paragraph-properties fo:margin-top="0.499cm" fo:margin-bottom="0cm" loext:contextual-spacing="false"/>
      <style:text-properties officeooo:paragraph-rsid="007b347a"/>
    </style:style>
    <style:style style:name="P94" style:family="paragraph" style:parent-style-name="_5f_Titre_20_d_27_exercices_20_livret_20_sans_20_titre" style:list-style-name="Num_5f_Exo">
      <style:paragraph-properties fo:margin-top="0cm" fo:margin-bottom="0.199cm" loext:contextual-spacing="false"/>
      <style:text-properties style:use-window-font-color="true" fo:font-style="normal" officeooo:rsid="007b347a" officeooo:paragraph-rsid="007b347a" style:font-style-asian="normal" style:font-style-complex="normal"/>
    </style:style>
    <style:style style:name="P95" style:family="paragraph" style:parent-style-name="_5f_Titre_20_d_27_exercices_20_livret_20_sans_20_titre" style:list-style-name="">
      <style:paragraph-properties fo:margin-top="0cm" fo:margin-bottom="0.199cm" loext:contextual-spacing="false"/>
      <style:text-properties style:use-window-font-color="true" fo:font-style="normal" officeooo:rsid="007b347a" officeooo:paragraph-rsid="007b347a" style:font-style-asian="normal" style:font-style-complex="normal"/>
    </style:style>
    <style:style style:name="P96" style:family="paragraph" style:parent-style-name="_5f_Titre_20_d_27_exercices_20_livret_20_sans_20_titre" style:list-style-name="">
      <style:paragraph-properties fo:margin-top="0cm" fo:margin-bottom="0.199cm" loext:contextual-spacing="false"/>
      <style:text-properties style:use-window-font-color="true" fo:font-style="normal" officeooo:rsid="007b347a" officeooo:paragraph-rsid="0085a29e" style:font-style-asian="normal" style:font-style-complex="normal"/>
    </style:style>
    <style:style style:name="P9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style:paragraph-properties fo:margin-left="0cm" fo:margin-right="0cm" fo:margin-top="0cm" fo:margin-bottom="0cm" style:line-height-at-least="0.7cm" fo:text-indent="0cm" style:writing-mode="lr-tb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style:line-height-at-least="1.235cm" fo:text-indent="0cm" style:writing-mode="lr-tb"/>
      <style:text-properties fo:font-variant="normal" fo:text-transform="none" fo:color="#999999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style:paragraph-properties fo:margin-left="0cm" fo:margin-right="0cm" fo:margin-top="0cm" fo:margin-bottom="0cm" fo:line-height="100%" fo:text-indent="0cm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8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09" style:family="paragraph">
      <loext:graphic-properties draw:fill="solid" draw:fill-color="#d6a81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1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14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15" style:family="paragraph">
      <loext:graphic-properties draw:fill="solid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1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Lucida Sans Unicode1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P117" style:family="paragraph">
      <loext:graphic-properties draw:fill="solid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11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1" style:family="paragraph">
      <loext:graphic-properties draw:fill="none" draw:fill-color="#ffffff" draw:secondary-fill-color="#99ccff" draw:fill-gradient-name="Gradient_20_1620" draw:gradient-step-count="0" draw:fill-hatch-name="Hatch_20_4905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22" style:family="paragraph">
      <loext:graphic-properties draw:fill="none" draw:fill-color="#ffffff" draw:secondary-fill-color="#99ccff" draw:fill-gradient-name="Gradient_20_1623" draw:gradient-step-count="0" draw:fill-hatch-name="Hatch_20_4906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23" style:family="paragraph">
      <loext:graphic-properties draw:fill="solid" draw:fill-color="#99ccff" draw:secondary-fill-color="#99ccff" draw:fill-gradient-name="Gradient_20_1614" draw:gradient-step-count="0" draw:fill-hatch-name="Hatch_20_4907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24" style:family="paragraph">
      <loext:graphic-properties draw:fill="solid" draw:fill-color="#99ccff" draw:secondary-fill-color="#99ccff" draw:fill-gradient-name="Gradient_20_1616" draw:gradient-step-count="0" draw:fill-hatch-name="Hatch_20_4908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25" style:family="paragraph">
      <loext:graphic-properties draw:fill="none" draw:fill-color="#ffffff" draw:secondary-fill-color="#99ccff" draw:fill-gradient-name="Gradient_20_1619" draw:gradient-step-count="0" draw:fill-hatch-name="Hatch_20_4909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26" style:family="paragraph">
      <loext:graphic-properties draw:fill="none" draw:fill-color="#ffffff" draw:secondary-fill-color="#99ccff" draw:fill-gradient-name="Gradient_20_1618" draw:gradient-step-count="0" draw:fill-hatch-name="Hatch_20_491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27" style:family="paragraph">
      <loext:graphic-properties draw:fill="solid" draw:fill-color="#99ccff" draw:secondary-fill-color="#99ccff" draw:fill-gradient-name="Gradient_20_1606" draw:gradient-step-count="0" draw:fill-hatch-name="Hatch_20_4911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28" style:family="paragraph">
      <loext:graphic-properties draw:fill="solid" draw:fill-color="#99ccff" draw:secondary-fill-color="#99ccff" draw:fill-gradient-name="Gradient_20_1607" draw:gradient-step-count="0" draw:fill-hatch-name="Hatch_20_491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29" style:family="paragraph">
      <loext:graphic-properties draw:fill="solid" draw:fill-color="#99ccff" draw:secondary-fill-color="#99ccff" draw:fill-gradient-name="Gradient_20_1608" draw:gradient-step-count="0" draw:fill-hatch-name="Hatch_20_4913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30" style:family="paragraph">
      <loext:graphic-properties draw:fill="solid" draw:fill-color="#99ccff" draw:secondary-fill-color="#99ccff" draw:fill-gradient-name="Gradient_20_1609" draw:gradient-step-count="0" draw:fill-hatch-name="Hatch_20_4914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31" style:family="paragraph">
      <loext:graphic-properties draw:fill="solid" draw:fill-color="#99ccff" draw:secondary-fill-color="#99ccff" draw:fill-gradient-name="Gradient_20_1610" draw:gradient-step-count="0" draw:fill-hatch-name="Hatch_20_4915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32" style:family="paragraph">
      <loext:graphic-properties draw:fill="solid" draw:fill-color="#99ccff" draw:secondary-fill-color="#99ccff" draw:fill-gradient-name="Gradient_20_1611" draw:gradient-step-count="0" draw:fill-hatch-name="Hatch_20_4916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33" style:family="paragraph">
      <loext:graphic-properties draw:fill="solid" draw:fill-color="#99ccff" draw:secondary-fill-color="#99ccff" draw:fill-gradient-name="Gradient_20_1612" draw:gradient-step-count="0" draw:fill-hatch-name="Hatch_20_4917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34" style:family="paragraph">
      <loext:graphic-properties draw:fill="solid" draw:fill-color="#99ccff" draw:secondary-fill-color="#99ccff" draw:fill-gradient-name="Gradient_20_1613" draw:gradient-step-count="0" draw:fill-hatch-name="Hatch_20_4918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35" style:family="paragraph">
      <loext:graphic-properties draw:fill="solid" draw:fill-color="#99ccff" draw:secondary-fill-color="#99ccff" draw:fill-gradient-name="Gradient_20_1615" draw:gradient-step-count="0" draw:fill-hatch-name="Hatch_20_4919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36" style:family="paragraph">
      <loext:graphic-properties draw:fill="solid" draw:fill-color="#99ccff" draw:secondary-fill-color="#99ccff" draw:fill-gradient-name="Gradient_20_1617" draw:gradient-step-count="0" draw:fill-hatch-name="Hatch_20_492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37" style:family="paragraph">
      <loext:graphic-properties draw:fill="none" draw:fill-color="#ffffff" draw:secondary-fill-color="#99ccff" draw:fill-gradient-name="Gradient_20_1621" draw:gradient-step-count="0" draw:fill-hatch-name="Hatch_20_4921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38" style:family="paragraph">
      <loext:graphic-properties draw:fill="none" draw:fill-color="#ffffff" draw:secondary-fill-color="#99ccff" draw:fill-gradient-name="Gradient_20_1622" draw:gradient-step-count="0" draw:fill-hatch-name="Hatch_20_492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39" style:family="paragraph">
      <loext:graphic-properties draw:fill="none" draw:fill-color="#ffffff" draw:secondary-fill-color="#99ccff" draw:fill-gradient-name="Gradient_20_1624" draw:gradient-step-count="0" draw:fill-hatch-name="Hatch_20_4923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40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41" style:family="paragraph">
      <loext:graphic-properties draw:fill="none" draw:fill-color="#ffffff" draw:secondary-fill-color="#99ccff" draw:fill-gradient-name="Gradient_20_1625" draw:gradient-step-count="0" draw:fill-hatch-name="Hatch_20_4924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4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style:paragraph-properties fo:text-align="center"/>
      <style:text-properties fo:font-size="12pt"/>
    </style:style>
    <style:style style:name="P144" style:family="paragraph">
      <style:paragraph-properties fo:text-align="center"/>
    </style:style>
    <style:style style:name="P145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P146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style:font-name="Bitstream Vera Sans4" fo:font-size="16pt" fo:letter-spacing="normal" fo:font-style="normal" fo:text-shadow="none" fo:font-weight="bold" officeooo:rsid="00548b32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1ca2b8" style:font-name="Bitstream Vera Sans4" fo:font-size="16pt" fo:letter-spacing="normal" fo:font-style="normal" fo:text-shadow="none" fo:font-weight="bold" officeooo:rsid="0055e631" style:font-size-asian="16pt" style:font-style-asian="normal" style:font-size-complex="16pt" style:font-style-complex="normal"/>
    </style:style>
    <style:style style:name="T7" style:family="text">
      <style:text-properties officeooo:rsid="003459de"/>
    </style:style>
    <style:style style:name="T8" style:family="text">
      <style:text-properties officeooo:rsid="002da2af"/>
    </style:style>
    <style:style style:name="T9" style:family="text">
      <style:text-properties fo:font-style="normal" officeooo:rsid="005fa726" style:font-style-asian="normal" style:font-style-complex="normal"/>
    </style:style>
    <style:style style:name="T10" style:family="text">
      <style:text-properties style:use-window-font-color="true" style:font-name="Bitstream Vera Sans" fo:font-size="10pt" fo:font-style="normal" fo:font-weight="normal" officeooo:rsid="0040ad80" style:font-size-asian="10.5pt" style:font-style-asian="normal" style:font-style-complex="normal"/>
    </style:style>
    <style:style style:name="T11" style:family="text">
      <style:text-properties style:use-window-font-color="true" style:font-name="Bitstream Vera Sans" fo:font-size="10pt" fo:font-style="normal" fo:font-weight="normal" officeooo:rsid="00579389" style:font-size-asian="10.5pt" style:font-style-asian="normal" style:font-style-complex="normal"/>
    </style:style>
    <style:style style:name="T12" style:family="text">
      <style:text-properties style:use-window-font-color="true" style:font-name="Bitstream Vera Sans" fo:font-size="10pt" fo:letter-spacing="normal" fo:font-style="normal" fo:font-weight="normal" officeooo:rsid="004214f5" style:font-size-asian="10.5pt" style:font-style-asian="normal" style:font-style-complex="normal"/>
    </style:style>
    <style:style style:name="T13" style:family="text">
      <style:text-properties style:use-window-font-color="true" style:font-name="Bitstream Vera Sans" fo:font-size="10pt" fo:letter-spacing="normal" fo:font-style="normal" fo:font-weight="normal" officeooo:rsid="004ed606" style:font-size-asian="10.5pt" style:font-style-asian="normal" style:font-style-complex="normal"/>
    </style:style>
    <style:style style:name="T14" style:family="text">
      <style:text-properties style:use-window-font-color="true" style:font-name="Bitstream Vera Sans" fo:font-size="10pt" fo:letter-spacing="normal" fo:font-style="normal" fo:font-weight="normal" officeooo:rsid="005987ff" style:font-size-asian="10.5pt" style:font-style-asian="normal" style:font-style-complex="normal"/>
    </style:style>
    <style:style style:name="T15" style:family="text">
      <style:text-properties style:use-window-font-color="true" style:font-name="Bitstream Vera Sans" fo:font-size="10pt" fo:letter-spacing="normal" fo:font-style="normal" fo:font-weight="normal" officeooo:rsid="005a1eaa" style:font-size-asian="10.5pt" style:font-style-asian="normal" style:font-style-complex="normal"/>
    </style:style>
    <style:style style:name="T16" style:family="text">
      <style:text-properties style:use-window-font-color="true" fo:font-style="normal" officeooo:rsid="0047cf4c" style:font-style-asian="normal" style:font-style-complex="normal"/>
    </style:style>
    <style:style style:name="T17" style:family="text">
      <style:text-properties style:use-window-font-color="true" fo:font-style="normal" officeooo:rsid="00490878" style:font-style-asian="normal" style:font-style-complex="normal"/>
    </style:style>
    <style:style style:name="T18" style:family="text">
      <style:text-properties style:use-window-font-color="true" fo:font-style="normal" officeooo:rsid="007b347a" style:font-style-asian="normal" style:font-style-complex="normal"/>
    </style:style>
    <style:style style:name="T19" style:family="text">
      <style:text-properties style:use-window-font-color="true" style:font-name="Bitstream Vera Sans1" fo:font-size="10pt" fo:font-style="normal" fo:font-weight="normal" officeooo:rsid="007cbb07" style:font-style-asian="normal" style:font-style-complex="normal"/>
    </style:style>
    <style:style style:name="T20" style:family="text">
      <style:text-properties style:use-window-font-color="true" fo:letter-spacing="-0.004cm" fo:font-style="normal" officeooo:rsid="0047cf4c" style:font-style-asian="normal" style:font-style-complex="normal"/>
    </style:style>
    <style:style style:name="T21" style:family="text">
      <style:text-properties style:use-window-font-color="true" fo:letter-spacing="-0.004cm" fo:font-style="normal" officeooo:rsid="00482de6" style:font-style-asian="normal" style:font-style-complex="normal"/>
    </style:style>
    <style:style style:name="T22" style:family="text">
      <style:text-properties style:use-window-font-color="true" fo:letter-spacing="-0.004cm" fo:font-style="normal" officeooo:rsid="004e6ab9" style:font-style-asian="normal" style:font-style-complex="normal"/>
    </style:style>
    <style:style style:name="T23" style:family="text">
      <style:text-properties style:use-window-font-color="true" fo:letter-spacing="-0.004cm" fo:font-style="normal" officeooo:rsid="004ac053" style:font-style-asian="normal" style:font-style-complex="normal"/>
    </style:style>
    <style:style style:name="T24" style:family="text">
      <style:text-properties style:use-window-font-color="true" fo:letter-spacing="-0.004cm" fo:font-style="normal" officeooo:rsid="003d9907" style:font-style-asian="normal" style:font-style-complex="normal"/>
    </style:style>
    <style:style style:name="T25" style:family="text">
      <style:text-properties fo:color="#e8a202" fo:font-weight="bold" officeooo:rsid="005fa726" style:font-size-asian="10pt" style:font-style-asian="normal" style:font-weight-asian="bold" style:font-style-complex="normal" style:font-weight-complex="bold"/>
    </style:style>
    <style:style style:name="T26" style:family="text">
      <style:text-properties fo:color="#000000" fo:font-weight="normal" officeooo:rsid="00490817" style:font-size-asian="10pt" style:font-style-asian="normal" style:font-weight-asian="normal" style:font-style-complex="normal"/>
    </style:style>
    <style:style style:name="T27" style:family="text">
      <style:text-properties fo:color="#000000" fo:font-weight="normal" officeooo:rsid="00490817" style:font-size-asian="10pt" style:font-style-asian="normal" style:font-weight-asian="normal" style:font-style-complex="normal" style:font-weight-complex="bold"/>
    </style:style>
    <style:style style:name="T28" style:family="text">
      <style:text-properties fo:color="#000000" fo:font-weight="normal" officeooo:rsid="00676077" style:font-size-asian="10pt" style:font-style-asian="normal" style:font-weight-asian="normal" style:font-style-complex="normal"/>
    </style:style>
    <style:style style:name="T29" style:family="text">
      <style:text-properties fo:color="#000000" fo:font-weight="normal" officeooo:rsid="0068b888" style:font-size-asian="10pt" style:font-style-asian="normal" style:font-weight-asian="normal" style:font-style-complex="normal"/>
    </style:style>
    <style:style style:name="T30" style:family="text">
      <style:text-properties fo:color="#000000" fo:font-weight="normal" officeooo:rsid="006aa9ca" style:font-size-asian="10pt" style:font-style-asian="normal" style:font-weight-asian="normal" style:font-style-complex="normal"/>
    </style:style>
    <style:style style:name="T31" style:family="text">
      <style:text-properties fo:color="#000000" fo:font-weight="normal" officeooo:rsid="006b2995" style:font-size-asian="10pt" style:font-style-asian="normal" style:font-weight-asian="normal" style:font-style-complex="normal" style:font-weight-complex="normal"/>
    </style:style>
    <style:style style:name="T32" style:family="text">
      <style:text-properties fo:color="#000000" fo:font-weight="normal" officeooo:rsid="00490817" style:font-size-asian="10pt" style:font-style-asian="normal" style:font-weight-asian="normal" style:font-style-complex="normal" style:font-weight-complex="normal"/>
    </style:style>
    <style:style style:name="T33" style:family="text">
      <style:text-properties fo:color="#000000" style:font-name="Bitstream Vera Sans1" fo:font-size="10pt" fo:font-style="normal" fo:font-weight="normal" officeooo:rsid="00490817" style:font-size-asian="10pt" style:font-style-asian="normal" style:font-weight-asian="normal" style:font-style-complex="normal"/>
    </style:style>
    <style:style style:name="T34" style:family="text">
      <style:text-properties fo:color="#000000" style:font-name="Bitstream Vera Sans1" fo:font-size="10pt" fo:font-style="normal" fo:font-weight="normal" officeooo:rsid="004ea825" style:font-size-asian="10pt" style:font-style-asian="normal" style:font-weight-asian="normal" style:font-style-complex="normal"/>
    </style:style>
    <style:style style:name="T35" style:family="text">
      <style:text-properties fo:color="#000000" style:font-name="Bitstream Vera Sans1" fo:font-size="10pt" fo:font-style="normal" fo:font-weight="normal" officeooo:rsid="004ec1e9" style:font-size-asian="10pt" style:font-style-asian="normal" style:font-weight-asian="normal" style:font-style-complex="normal"/>
    </style:style>
    <style:style style:name="T36" style:family="text">
      <style:text-properties fo:color="#000000" style:font-name="Bitstream Vera Sans1" fo:font-size="10pt" fo:font-style="normal" fo:font-weight="normal" officeooo:rsid="0068b888" style:font-size-asian="10pt" style:font-style-asian="normal" style:font-weight-asian="normal" style:font-style-complex="normal" style:font-weight-complex="bold"/>
    </style:style>
    <style:style style:name="T37" style:family="text">
      <style:text-properties fo:color="#000000" style:font-name="Bitstream Vera Sans1" fo:font-size="10pt" fo:font-style="normal" fo:font-weight="normal" officeooo:rsid="00453985" style:font-size-asian="10pt" style:font-style-asian="normal" style:font-weight-asian="normal" style:font-style-complex="normal"/>
    </style:style>
    <style:style style:name="T38" style:family="text">
      <style:text-properties fo:color="#000000" style:font-name="Bitstream Vera Sans1" fo:font-size="10pt" fo:font-style="normal" fo:font-weight="normal" officeooo:rsid="005eb192" style:font-size-asian="10pt" style:font-style-asian="normal" style:font-weight-asian="normal" style:font-style-complex="normal"/>
    </style:style>
    <style:style style:name="T39" style:family="text">
      <style:text-properties fo:color="#000000" style:font-name="Bitstream Vera Sans1" fo:font-size="10pt" fo:font-style="normal" fo:font-weight="normal" officeooo:rsid="0063708f" style:font-size-asian="10pt" style:font-style-asian="normal" style:font-weight-asian="normal" style:font-style-complex="normal"/>
    </style:style>
    <style:style style:name="T40" style:family="text">
      <style:text-properties fo:color="#000000" style:font-name="Bitstream Vera Sans1" fo:font-size="10pt" fo:font-style="normal" fo:font-weight="normal" officeooo:rsid="00676077" style:font-size-asian="10pt" style:font-style-asian="normal" style:font-weight-asian="normal" style:font-style-complex="normal"/>
    </style:style>
    <style:style style:name="T41" style:family="text">
      <style:text-properties fo:color="#000000" style:font-name="Bitstream Vera Sans1" fo:font-size="10pt" fo:font-style="normal" fo:font-weight="normal" officeooo:rsid="0068b888" style:font-size-asian="10pt" style:font-style-asian="normal" style:font-weight-asian="normal" style:font-style-complex="normal"/>
    </style:style>
    <style:style style:name="T42" style:family="text">
      <style:text-properties fo:color="#000000" style:font-name="Bitstream Vera Sans1" fo:font-size="10pt" fo:font-style="normal" fo:font-weight="normal" officeooo:rsid="006aa9ca" style:font-size-asian="10pt" style:font-style-asian="normal" style:font-weight-asian="normal" style:font-style-complex="normal"/>
    </style:style>
    <style:style style:name="T43" style:family="text">
      <style:text-properties fo:color="#000000" style:font-name="Bitstream Vera Sans1" fo:font-size="10pt" fo:font-style="normal" fo:font-weight="normal" officeooo:rsid="006b2995" style:font-size-asian="10pt" style:font-style-asian="normal" style:font-weight-asian="normal" style:font-style-complex="normal"/>
    </style:style>
    <style:style style:name="T44" style:family="text">
      <style:text-properties fo:color="#000000" style:font-name="Bitstream Vera Sans1" fo:font-size="10pt" fo:font-style="normal" fo:font-weight="normal" officeooo:rsid="007713d6" style:font-size-asian="10pt" style:font-style-asian="normal" style:font-weight-asian="normal" style:font-style-complex="normal" style:font-weight-complex="normal"/>
    </style:style>
    <style:style style:name="T45" style:family="text">
      <style:text-properties fo:color="#000000" style:font-name="Bitstream Vera Sans1" fo:font-size="10pt" fo:font-style="normal" fo:font-weight="normal" officeooo:rsid="0064b058" style:font-name-asian="SimSun1" style:font-size-asian="10pt" style:font-style-asian="normal" style:font-weight-asian="normal" style:font-name-complex="Lucida Sans" style:font-style-complex="normal"/>
    </style:style>
    <style:style style:name="T46" style:family="text">
      <style:text-properties fo:color="#000000" style:font-name="Bitstream Vera Sans1" fo:font-size="10pt" fo:font-style="normal" fo:font-weight="normal" officeooo:rsid="00651024" style:font-name-asian="SimSun1" style:font-size-asian="10pt" style:font-style-asian="normal" style:font-weight-asian="normal" style:font-name-complex="Lucida Sans" style:font-style-complex="normal"/>
    </style:style>
    <style:style style:name="T47" style:family="text">
      <style:text-properties fo:color="#000000" style:font-name="Bitstream Vera Sans1" fo:font-size="10pt" fo:font-style="normal" fo:font-weight="normal" officeooo:rsid="006ebbed"/>
    </style:style>
    <style:style style:name="T48" style:family="text">
      <style:text-properties fo:color="#000000" style:font-name="Bitstream Vera Sans1" fo:font-size="10pt" fo:font-style="normal" fo:font-weight="normal" officeooo:rsid="00720a15"/>
    </style:style>
    <style:style style:name="T49" style:family="text">
      <style:text-properties fo:color="#000000" style:font-name="Bitstream Vera Sans1" fo:font-weight="normal" officeooo:rsid="00490817" style:font-name-asian="SimSun1" style:font-size-asian="10pt" style:font-style-asian="normal" style:font-weight-asian="normal" style:font-name-complex="Lucida Sans" style:font-style-complex="normal"/>
    </style:style>
    <style:style style:name="T50" style:family="text">
      <style:text-properties fo:color="#000000" style:font-name="Bitstream Vera Sans1" fo:font-weight="normal" officeooo:rsid="0064b058" style:font-name-asian="SimSun1" style:font-size-asian="10pt" style:font-style-asian="normal" style:font-weight-asian="normal" style:font-name-complex="Lucida Sans" style:font-style-complex="normal"/>
    </style:style>
    <style:style style:name="T51" style:family="text">
      <style:text-properties fo:color="#000000" style:font-name="Bitstream Vera Sans1" fo:font-weight="normal" officeooo:rsid="007801d4" style:font-name-asian="SimSun1" style:font-size-asian="10pt" style:font-style-asian="normal" style:font-weight-asian="normal" style:font-name-complex="Lucida Sans" style:font-style-complex="normal"/>
    </style:style>
    <style:style style:name="T52" style:family="text">
      <style:text-properties fo:color="#000000" style:font-name="Bitstream Vera Sans1" fo:letter-spacing="-0.004cm" fo:font-weight="normal" officeooo:rsid="0064b058" style:font-name-asian="SimSun1" style:font-size-asian="10pt" style:font-style-asian="normal" style:font-weight-asian="normal" style:font-name-complex="Lucida Sans" style:font-style-complex="normal"/>
    </style:style>
    <style:style style:name="T53" style:family="text">
      <style:text-properties fo:color="#000000" style:font-name="Bitstream Vera Sans1" fo:letter-spacing="-0.004cm" fo:font-weight="normal" officeooo:rsid="006be80c" style:font-name-asian="SimSun1" style:font-size-asian="10pt" style:font-style-asian="normal" style:font-weight-asian="normal" style:font-name-complex="Lucida Sans" style:font-style-complex="normal"/>
    </style:style>
    <style:style style:name="T54" style:family="text">
      <style:text-properties fo:color="#000000" style:font-name="Bitstream Vera Sans5" fo:font-size="10pt" fo:font-style="normal" fo:font-weight="normal" officeooo:rsid="006ebbed" style:font-size-asian="10pt" style:font-style-asian="normal" style:font-weight-asian="normal"/>
    </style:style>
    <style:style style:name="T55" style:family="text">
      <style:text-properties fo:color="#000000" style:font-name="Bitstream Vera Sans" fo:font-size="10pt" fo:font-weight="normal" officeooo:rsid="007801d4" style:font-name-asian="SimSun1" style:font-size-asian="10pt" style:font-style-asian="normal" style:font-weight-asian="normal" style:font-name-complex="Lucida Sans" style:font-style-complex="normal" style:font-weight-complex="normal"/>
    </style:style>
    <style:style style:name="T56" style:family="text">
      <style:text-properties fo:color="#000000" style:font-name="Bitstream Vera Sans" fo:font-size="10pt" fo:font-weight="normal" officeooo:rsid="00796a44" style:font-name-asian="SimSun1" style:font-size-asian="10pt" style:font-style-asian="normal" style:font-weight-asian="normal" style:font-name-complex="Lucida Sans" style:font-style-complex="normal" style:font-weight-complex="normal"/>
    </style:style>
    <style:style style:name="T57" style:family="text">
      <style:text-properties fo:color="#000000" style:font-name="Bitstream Vera Sans" fo:font-size="10pt" fo:font-weight="normal" officeooo:rsid="007801d4" style:font-weight-asian="normal" style:font-weight-complex="normal"/>
    </style:style>
    <style:style style:name="T58" style:family="text">
      <style:text-properties fo:color="#b2b2b2" fo:font-weight="normal" officeooo:rsid="004ea825" style:font-size-asian="10pt" style:font-style-asian="normal" style:font-weight-asian="normal" style:font-style-complex="normal"/>
    </style:style>
    <style:style style:name="T59" style:family="text">
      <style:text-properties fo:color="#b2b2b2" fo:font-weight="normal" officeooo:rsid="006aa9ca" style:font-size-asian="10pt" style:font-style-asian="normal" style:font-weight-asian="normal" style:font-style-complex="normal"/>
    </style:style>
    <style:style style:name="T60" style:family="text">
      <style:text-properties officeooo:rsid="00720a15"/>
    </style:style>
    <style:style style:name="T61" style:family="text">
      <style:text-properties officeooo:rsid="007713d6"/>
    </style:style>
    <style:style style:name="T62" style:family="text">
      <style:text-properties style:font-name="Bitstream Vera Sans" fo:font-size="10pt"/>
    </style:style>
    <style:style style:name="T63" style:family="text">
      <style:text-properties style:font-name="Bitstream Vera Sans" fo:font-size="10pt" officeooo:rsid="007801d4"/>
    </style:style>
    <style:style style:name="T64" style:family="text">
      <style:text-properties officeooo:rsid="00796a44"/>
    </style:style>
    <style:style style:name="T65" style:family="text">
      <style:text-properties fo:font-weight="normal" officeooo:rsid="004ea825" style:font-size-asian="10pt" style:font-style-asian="normal" style:font-weight-asian="normal" style:font-style-complex="normal"/>
    </style:style>
    <style:style style:name="T66" style:family="text">
      <style:text-properties fo:font-weight="normal" officeooo:rsid="00490817" style:font-size-asian="10pt" style:font-style-asian="normal" style:font-weight-asian="normal" style:font-style-complex="normal"/>
    </style:style>
    <style:style style:name="T67" style:family="text">
      <style:text-properties fo:font-weight="normal" officeooo:rsid="004ea825" style:font-size-asian="10pt" style:font-style-asian="normal" style:font-weight-asian="normal" style:font-style-complex="normal" style:font-weight-complex="normal"/>
    </style:style>
    <style:style style:name="T68" style:family="text">
      <style:text-properties fo:font-weight="normal" officeooo:rsid="00490817" style:font-size-asian="10pt" style:font-style-asian="normal" style:font-weight-asian="normal" style:font-style-complex="normal" style:font-weight-complex="bold"/>
    </style:style>
    <style:style style:name="T69" style:family="text">
      <style:text-properties style:text-position="0% 100%" fo:font-weight="normal" officeooo:rsid="00453985" style:font-name-asian="OpenSymbol1" style:font-size-asian="10pt" style:font-style-asian="normal" style:font-weight-asian="normal" style:font-name-complex="OpenSymbol1" style:font-style-complex="normal"/>
    </style:style>
    <style:style style:name="T70" style:family="text">
      <style:text-properties style:text-position="0% 100%" fo:font-weight="normal" officeooo:rsid="004ea825" style:font-name-asian="OpenSymbol1" style:font-size-asian="10pt" style:font-style-asian="normal" style:font-weight-asian="normal" style:font-name-complex="OpenSymbol1" style:font-style-complex="normal"/>
    </style:style>
    <style:style style:name="T71" style:family="text">
      <style:text-properties style:text-position="0% 100%" fo:font-weight="normal" officeooo:rsid="00490817" style:font-name-asian="OpenSymbol1" style:font-size-asian="10pt" style:font-style-asian="normal" style:font-weight-asian="normal" style:font-name-complex="OpenSymbol1" style:font-style-complex="normal"/>
    </style:style>
    <style:style style:name="T72" style:family="text">
      <style:text-properties style:text-position="0% 100%" fo:font-weight="normal" officeooo:rsid="006aa9ca" style:font-name-asian="OpenSymbol1" style:font-size-asian="10pt" style:font-style-asian="normal" style:font-weight-asian="normal" style:font-name-complex="OpenSymbol1" style:font-style-complex="normal"/>
    </style:style>
    <style:style style:name="T73" style:family="text">
      <style:text-properties style:text-position="0% 100%" fo:font-weight="normal" officeooo:rsid="006b2995" style:font-name-asian="OpenSymbol1" style:font-size-asian="10pt" style:font-style-asian="normal" style:font-weight-asian="normal" style:font-name-complex="OpenSymbol1" style:font-style-complex="normal" style:font-weight-complex="normal"/>
    </style:style>
    <style:style style:name="T74" style:family="text">
      <style:text-properties fo:letter-spacing="-0.004cm"/>
    </style:style>
    <style:style style:name="T75" style:family="text">
      <style:text-properties fo:letter-spacing="-0.004cm" officeooo:rsid="006be80c"/>
    </style:style>
    <style:style style:name="T76" style:family="text">
      <style:text-properties fo:color="#c74028" style:font-name="Bitstream Vera Sans" fo:font-size="10pt" fo:font-style="normal" fo:font-weight="bold" officeooo:rsid="005fa726" fo:background-color="transparent" loext:char-shading-value="0" style:font-size-asian="10.5pt" style:font-style-asian="normal" style:font-weight-asian="bold" style:font-style-complex="normal" style:font-weight-complex="normal" loext:shadow="none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999999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80" style:family="text">
      <style:text-properties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Lucida Sans Unicode1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/>
    </style:style>
    <style:style style:name="T83" style:family="text">
      <style:text-properties style:use-window-font-color="true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/>
    </style:style>
    <style:style style:name="T84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3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508cm" fo:min-width="0.24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189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136cm" fo:min-width="0.26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924cm" fo:min-width="0.2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926cm" fo:min-width="0.26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452cm" fo:min-width="1.33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452cm" fo:min-width="1.332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453cm" fo:min-width="1.332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619cm" fo:min-width="1.32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302cm" fo:min-width="0.13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305cm" fo:min-width="0.13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18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5cm" fo:min-width="2.19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88cm" fo:min-width="0.1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86cm" fo:min-width="1.15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93cm" fo:min-width="1.15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95cm" fo:min-width="1.16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97cm" fo:min-width="1.15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86cm" fo:min-width="0.14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97cm" fo:min-width="0.14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6" style:family="graphic">
      <style:graphic-properties fo:margin-left="0.4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solid" draw:stroke-dash="Dashed_20__28_var_29__20_714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714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ed_20__28_var_29__20_714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0" style:family="graphic">
      <style:graphic-properties draw:stroke="dash" draw:stroke-dash="Dashed_20__28_var_29__20_7150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cm" fo:min-width="0.741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justify" draw:textarea-vertical-align="middle" draw:auto-grow-height="false" fo:min-height="0.109cm" fo:min-width="1.25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2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397cm" fo:min-width="0.20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3" style:family="graphic">
      <style:graphic-properties style:run-through="foreground"/>
    </style:style>
    <style:style style:name="gr64" style:family="graphic">
      <style:graphic-properties draw:stroke="solid" draw:stroke-dash="Dashed_20__28_var_29__20_4939" svg:stroke-width="0.019cm" svg:stroke-color="#9999ff" draw:marker-start-width="0.302cm" draw:marker-start-center="false" draw:marker-end-width="0.302cm" draw:marker-end-center="false" draw:fill="solid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5" style:family="graphic">
      <style:graphic-properties draw:stroke="dash" draw:stroke-dash="Dashed_20__28_var_29__20_4940" svg:stroke-width="0.019cm" svg:stroke-color="#000000" draw:marker-start-width="0.302cm" draw:marker-start-center="false" draw:marker-end-width="0.302cm" draw:marker-end-center="false" draw:fill="solid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6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d6a81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Dashed_20__28_var_29__20_4941" svg:stroke-width="0.019cm" svg:stroke-color="#000000" draw:marker-start-width="0.302cm" draw:marker-start-center="false" draw:marker-end-width="0.302cm" draw:marker-end-center="false" draw:fill="solid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8" style:family="graphic">
      <style:graphic-properties draw:stroke="solid" svg:stroke-width="0.019cm" svg:stroke-color="#000000" draw:marker-start-width="0.231cm" draw:marker-start-center="false" draw:marker-end-width="0.231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69" style:family="graphic">
      <style:graphic-properties draw:stroke="dash" draw:stroke-dash="Dashed_20__28_var_29__20_5188" svg:stroke-width="0.019cm" svg:stroke-color="#000000" draw:marker-start-width="0.332cm" draw:marker-start-center="false" draw:marker-end-width="0.332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70" style:family="graphic">
      <style:graphic-properties draw:stroke="dash" draw:stroke-dash="Dashed_20__28_var_29__20_5189" svg:stroke-width="0.019cm" svg:stroke-color="#000000" draw:marker-start-width="0.332cm" draw:marker-start-center="false" draw:marker-end-width="0.332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71" style:family="graphic">
      <style:graphic-properties draw:stroke="dash" draw:stroke-dash="Dashed_20__28_var_29__20_5190" svg:stroke-width="0.019cm" svg:stroke-color="#000000" draw:marker-start-width="0.332cm" draw:marker-start-center="false" draw:marker-end-width="0.332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72" style:family="graphic">
      <style:graphic-properties draw:stroke="dash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6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4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397cm" fo:min-width="0.21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397cm" fo:min-width="0.2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397cm" fo:min-width="0.22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395cm" fo:min-width="0.2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8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397cm" fo:min-width="0.27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9" style:family="graphic">
      <style:graphic-properties draw:stroke="dash" draw:stroke-dash="Ultrafine_20_Dashe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0" style:family="graphic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ed_20__28_var_29__20_7545" svg:stroke-width="0.019cm" svg:stroke-color="#68a224" draw:marker-start-width="0.332cm" draw:marker-start-center="false" draw:marker-end-width="0.33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dash" draw:stroke-dash="Dashed_20__28_var_29__20_7546" svg:stroke-width="0.019cm" svg:stroke-color="#68a224" draw:marker-start-width="0.332cm" draw:marker-start-center="false" draw:marker-end-width="0.33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4" style:family="graphic">
      <style:graphic-properties draw:stroke="solid" draw:stroke-dash="Dashed_20__28_var_29__20_7547" svg:stroke-width="0.019cm" svg:stroke-color="#e32c1a" draw:marker-start-width="0.231cm" draw:marker-start-center="false" draw:marker-end-width="0.23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dash" draw:stroke-dash="Dashed_20__28_var_29__20_7548" svg:stroke-width="0.019cm" svg:stroke-color="#e32c1a" draw:marker-start-width="0.231cm" draw:marker-start-center="false" draw:marker-end-width="0.23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solid" draw:stroke-dash="Dashed_20__28_var_29__20_7292" svg:stroke-width="0.019cm" svg:stroke-color="#000000" draw:marker-start-width="0.332cm" draw:marker-start-center="false" draw:marker-end-width="0.332cm" draw:marker-end-center="false" draw:fill="none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87" style:family="graphic">
      <style:graphic-properties draw:stroke="solid" draw:stroke-dash="Dashed_20__28_var_29__20_7549" svg:stroke-width="0.019cm" svg:stroke-color="#000000" draw:marker-start-width="0.332cm" draw:marker-start-center="false" draw:marker-end-width="0.332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88" style:family="graphic">
      <style:graphic-properties draw:stroke="solid" draw:stroke-dash="Dashed_20__28_var_29__20_7293" svg:stroke-width="0.019cm" svg:stroke-color="#000000" draw:marker-start-width="0.332cm" draw:marker-start-center="false" draw:marker-end-width="0.332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89" style:family="graphic">
      <style:graphic-properties draw:stroke="none" draw:stroke-dash="Dashed_20__28_var_29__20_7292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0" style:family="graphic">
      <style:graphic-properties draw:stroke="none" draw:stroke-dash="Dashed_20__28_var_29__20_7293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1" style:family="graphic">
      <style:graphic-properties draw:stroke="none" draw:stroke-dash="Dashed_20__28_var_29__20_7550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2" style:family="graphic">
      <style:graphic-properties draw:stroke="none" draw:stroke-dash="Dashed_20__28_var_29__20_7551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3" style:family="graphic">
      <style:graphic-properties draw:stroke="none" draw:stroke-dash="Dashed_20__28_var_29__20_7552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4" style:family="graphic">
      <style:graphic-properties draw:stroke="none" draw:stroke-dash="Dashed_20__28_var_29__20_7553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5" style:family="graphic">
      <style:graphic-properties draw:stroke="none" draw:stroke-dash="Dashed_20__28_var_29__20_7554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6" style:family="graphic">
      <style:graphic-properties draw:stroke="dash" draw:stroke-dash="Dashed_20__28_var_29__20_7555" svg:stroke-width="0.019cm" svg:stroke-color="#000000" draw:marker-start-width="0.332cm" draw:marker-start-center="false" draw:marker-end-width="0.332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97" style:family="graphic">
      <style:graphic-properties draw:stroke="dash" draw:stroke-dash="Dashed_20__28_var_29__20_7300" svg:stroke-width="0.019cm" svg:stroke-color="#000000" draw:marker-start-width="0.332cm" draw:marker-start-center="false" draw:marker-end-width="0.332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98" style:family="graphic">
      <style:graphic-properties draw:stroke="dash" draw:stroke-dash="Dashed_20__28_var_29__20_7301" svg:stroke-width="0.019cm" svg:stroke-color="#000000" draw:marker-start-width="0.332cm" draw:marker-start-center="false" draw:marker-end-width="0.332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99" style:family="graphic">
      <style:graphic-properties draw:stroke="dash" draw:stroke-dash="Dashed_20__28_var_29__20_7302" svg:stroke-width="0.019cm" svg:stroke-color="#000000" draw:marker-start-width="0.231cm" draw:marker-start-center="false" draw:marker-end-width="0.231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100" style:family="graphic">
      <style:graphic-properties draw:stroke="solid" draw:stroke-dash="Dashed_20__28_var_29__20_7303" svg:stroke-width="0.019cm" svg:stroke-color="#000000" draw:marker-start-width="0.332cm" draw:marker-start-center="false" draw:marker-end-width="0.332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101" style:family="graphic">
      <style:graphic-properties draw:stroke="solid" draw:stroke-dash="Dashed_20__28_var_29__20_7304" svg:stroke-width="0.019cm" svg:stroke-color="#000000" draw:marker-start-width="0.332cm" draw:marker-start-center="false" draw:marker-end-width="0.332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102" style:family="graphic">
      <style:graphic-properties draw:stroke="solid" draw:stroke-dash="Dashed_20__28_var_29__20_7556" svg:stroke-width="0.019cm" svg:stroke-color="#000000" draw:marker-start-width="0.231cm" draw:marker-start-center="false" draw:marker-end-width="0.231cm" draw:marker-end-center="false" draw:fill="solid" draw:fill-color="#99ccff" draw:fill-image-width="0cm" draw:fill-image-height="0cm" draw:textarea-horizontal-align="left" draw:textarea-vertical-align="middle" fo:padding-top="0.138cm" fo:padding-bottom="0.138cm" fo:padding-left="0.012cm" fo:padding-right="0.012cm" draw:shadow="hidden" draw:shadow-offset-x="0.3cm" draw:shadow-offset-y="0.3cm" draw:shadow-color="#808080" style:run-through="foreground"/>
    </style:style>
    <style:style style:name="gr103" style:family="graphic">
      <style:graphic-properties draw:stroke="solid" draw:stroke-dash="Dashed_20__28_var_29__20_7557" svg:stroke-width="0.019cm" svg:stroke-color="#000000" draw:marker-start-width="0.231cm" draw:marker-start-center="false" draw:marker-end-width="0.231cm" draw:marker-end-center="false" draw:fill="solid" draw:fill-color="#99ccff" draw:fill-image-width="0cm" draw:fill-image-height="0cm" draw:textarea-horizontal-align="left" draw:textarea-vertical-align="middle" fo:padding-top="0.138cm" fo:padding-bottom="0.138cm" fo:padding-left="0.012cm" fo:padding-right="0.012cm" draw:shadow="hidden" draw:shadow-offset-x="0.3cm" draw:shadow-offset-y="0.3cm" draw:shadow-color="#808080" style:run-through="foreground"/>
    </style:style>
    <style:style style:name="gr104" style:family="graphic">
      <style:graphic-properties draw:stroke="solid" draw:stroke-dash="Dashed_20__28_var_29__20_7558" svg:stroke-width="0.019cm" svg:stroke-color="#000000" draw:marker-start-width="0.231cm" draw:marker-start-center="false" draw:marker-end-width="0.231cm" draw:marker-end-center="false" draw:fill="solid" draw:fill-color="#99ccff" draw:fill-image-width="0cm" draw:fill-image-height="0cm" draw:textarea-horizontal-align="left" draw:textarea-vertical-align="middle" fo:padding-top="0.138cm" fo:padding-bottom="0.138cm" fo:padding-left="0.012cm" fo:padding-right="0.012cm" draw:shadow="hidden" draw:shadow-offset-x="0.3cm" draw:shadow-offset-y="0.3cm" draw:shadow-color="#808080" style:run-through="foreground"/>
    </style:style>
    <style:style style:name="gr105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6" style:family="graphic">
      <style:graphic-properties draw:stroke="dash" draw:stroke-dash="Fine_20_Dashed" svg:stroke-width="0.019cm" svg:stroke-color="#ff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07" style:family="graphic">
      <style:graphic-properties draw:stroke="solid" draw:stroke-dash="Ultrafine_20_Dashe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8" style:family="graphic">
      <style:graphic-properties draw:stroke="dash" draw:stroke-dash="Ultrafine_20_Dashe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10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solid" svg:stroke-width="0cm" svg:stroke-color="#000000" draw:marker-start="Arrow" draw:marker-start-width="0.101cm" draw:marker-start-center="false" draw:marker-end="Arrow" draw:marker-end-width="0.10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20" draw:gradient-step-count="0" draw:fill-hatch-name="Hatch_20_4905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23cm" fo:min-width="0.23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23" draw:gradient-step-count="0" draw:fill-hatch-name="Hatch_20_4906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66cm" fo:min-width="0.30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14" draw:gradient-step-count="0" draw:fill-hatch-name="Hatch_20_4907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solid" svg:stroke-width="0.019cm" svg:stroke-color="#3faf46" draw:marker-start="" draw:marker-start-width="0.24cm" draw:marker-start-center="false" draw:marker-end="" draw:marker-end-width="0.24cm" draw:marker-end-center="false" svg:stroke-opacity="100%" draw:stroke-linejoin="round" draw:fill="solid" draw:fill-color="#99ccff" draw:secondary-fill-color="#99ccff" draw:fill-gradient-name="Gradient_20_1616" draw:gradient-step-count="0" draw:fill-hatch-name="Hatch_20_4908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19" draw:gradient-step-count="0" draw:fill-hatch-name="Hatch_20_4909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67cm" fo:min-width="0.309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18" draw:gradient-step-count="0" draw:fill-hatch-name="Hatch_20_491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66cm" fo:min-width="0.37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solid" svg:stroke-width="0.019cm" svg:stroke-color="#3faf46" draw:marker-start="" draw:marker-start-width="0.24cm" draw:marker-start-center="false" draw:marker-end="" draw:marker-end-width="0.24cm" draw:marker-end-center="false" svg:stroke-opacity="100%" draw:stroke-linejoin="round" draw:fill="solid" draw:fill-color="#99ccff" draw:secondary-fill-color="#99ccff" draw:fill-gradient-name="Gradient_20_1606" draw:gradient-step-count="0" draw:fill-hatch-name="Hatch_20_491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07" draw:gradient-step-count="0" draw:fill-hatch-name="Hatch_20_491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3" style:family="graphic">
      <style:graphic-properties draw:stroke="solid" svg:stroke-width="0.019cm" svg:stroke-color="#3faf46" draw:marker-start="" draw:marker-start-width="0.24cm" draw:marker-start-center="false" draw:marker-end="" draw:marker-end-width="0.24cm" draw:marker-end-center="false" svg:stroke-opacity="100%" draw:stroke-linejoin="round" draw:fill="solid" draw:fill-color="#99ccff" draw:secondary-fill-color="#99ccff" draw:fill-gradient-name="Gradient_20_1608" draw:gradient-step-count="0" draw:fill-hatch-name="Hatch_20_4913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09" draw:gradient-step-count="0" draw:fill-hatch-name="Hatch_20_4914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5" style:family="graphic">
      <style:graphic-properties draw:stroke="solid" svg:stroke-width="0.019cm" svg:stroke-color="#3faf46" draw:marker-start="" draw:marker-start-width="0.24cm" draw:marker-start-center="false" draw:marker-end="" draw:marker-end-width="0.24cm" draw:marker-end-center="false" svg:stroke-opacity="100%" draw:stroke-linejoin="round" draw:fill="solid" draw:fill-color="#99ccff" draw:secondary-fill-color="#99ccff" draw:fill-gradient-name="Gradient_20_1610" draw:gradient-step-count="0" draw:fill-hatch-name="Hatch_20_4915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11" draw:gradient-step-count="0" draw:fill-hatch-name="Hatch_20_4916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12" draw:gradient-step-count="0" draw:fill-hatch-name="Hatch_20_4917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8" style:family="graphic">
      <style:graphic-properties draw:stroke="dash" draw:stroke-dash="Dashed_20__28_var_29__20_580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13" draw:gradient-step-count="0" draw:fill-hatch-name="Hatch_20_4918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9" style:family="graphic">
      <style:graphic-properties draw:stroke="dash" draw:stroke-dash="Dashed_20__28_var_29__20_58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15" draw:gradient-step-count="0" draw:fill-hatch-name="Hatch_20_4919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0" style:family="graphic">
      <style:graphic-properties draw:stroke="dash" draw:stroke-dash="Dashed_20__28_var_29__20_58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17" draw:gradient-step-count="0" draw:fill-hatch-name="Hatch_20_492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21" draw:gradient-step-count="0" draw:fill-hatch-name="Hatch_20_4921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67cm" fo:min-width="0.32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22" draw:gradient-step-count="0" draw:fill-hatch-name="Hatch_20_4922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67cm" fo:min-width="0.32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24" draw:gradient-step-count="0" draw:fill-hatch-name="Hatch_20_4923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66cm" fo:min-width="0.27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4" style:family="graphic">
      <style:graphic-properties draw:stroke="solid" draw:stroke-dash="Ultrafine_20_Dashed" svg:stroke-width="0.019cm" svg:stroke-color="#3faf46" draw:marker-start="" draw:marker-start-width="0.24cm" draw:marker-start-center="false" draw:marker-end="" draw:marker-end-width="0.24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5" style:family="graphic">
      <style:graphic-properties draw:stroke="dash" draw:stroke-dash="Ultrafine_20_Dashed" svg:stroke-width="0.019cm" svg:stroke-color="#3faf46" draw:marker-start="" draw:marker-start-width="0.24cm" draw:marker-start-center="false" draw:marker-end="" draw:marker-end-width="0.24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25" draw:gradient-step-count="0" draw:fill-hatch-name="Hatch_20_4924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66cm" fo:min-width="0.32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7" style:family="graphic">
      <style:graphic-properties draw:stroke="solid" svg:stroke-width="0.019cm" svg:stroke-color="#3faf46" draw:marker-start="" draw:marker-start-width="0.24cm" draw:marker-start-center="false" draw:marker-end="" draw:marker-end-width="0.24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 style:run-through="foreground"/>
    </style:style>
    <style:style style:name="gr138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39" style:family="graphic">
      <style:graphic-properties draw:stroke="dash" draw:stroke-dash="Fine_20_Dashe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0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44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41cm" fo:min-width="1.101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5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5cm" fo:min-width="1.101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6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48cm" fo:min-width="1.101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7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75cm" fo:min-width="0.49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8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215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9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217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50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049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51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688cm" fo:min-width="0.42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52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688cm" fo:min-width="0.43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53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681cm" fo:min-width="0.42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54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679cm" fo:min-width="0.42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55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688cm" fo:min-width="0.43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56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681cm" fo:min-width="0.43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5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5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61453996" text:style-name="Num_5f_Exo">
        <text:list-item>
          <text:h text:style-name="P48" text:outline-level="1"><text:soft-page-break/><text:span text:style-name="T10"> C</text:span><text:span text:style-name="T11">onstruis en perspective cavalière, chacun des solides suivants.</text:span></text:h>
        </text:list-item>
      </text:list>
      <text:section text:style-name="Sect1" text:name="Section1">
        <text:list xml:id="list170052963343127" text:continue-numbering="true" text:style-name="Num_5f_Exo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h text:style-name="P49" text:outline-level="1">un cube</text:h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0" text:outline-level="1">un pavé droit</text:h>
        <text:h text:style-name="P52" text:outline-level="1"/>
        <text:h text:style-name="P52" text:outline-level="1"/>
        <text:h text:style-name="P52" text:outline-level="1"/>
        <text:h text:style-name="P52" text:outline-level="1"/>
        <text:h text:style-name="P52" text:outline-level="1"/>
        <text:h text:style-name="P52" text:outline-level="1"/>
        <text:h text:style-name="P52" text:outline-level="1"/>
        <text:h text:style-name="P52" text:outline-level="1"/>
        <text:h text:style-name="P52" text:outline-level="1"/>
        <text:h text:style-name="P52" text:outline-level="1"/>
      </text:section>
      <text:section text:style-name="Sect1" text:name="Section2">
        <text:list xml:id="list170051738429964" text:continue-numbering="true" text:style-name="Num_5f_Exo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h text:style-name="P55" text:outline-level="1">un prisme</text:h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h text:style-name="P53" text:outline-level="1"/>
          </text:list-item>
        </text:list>
        <text:h text:style-name="P54" text:outline-level="1"/>
        <text:h text:style-name="P54" text:outline-level="1"/>
        <text:h text:style-name="P54" text:outline-level="1"/>
        <text:h text:style-name="P54" text:outline-level="1"/>
        <text:h text:style-name="P54" text:outline-level="1"/>
        <text:h text:style-name="P54" text:outline-level="1"/>
        <text:h text:style-name="P54" text:outline-level="1"/>
        <text:h text:style-name="P54" text:outline-level="1"/>
        <text:h text:style-name="P54" text:outline-level="1"/>
        <text:h text:style-name="P50" text:outline-level="1">une pyramide</text:h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</text:section>
      <text:section text:style-name="Sect1" text:name="Section3">
        <text:list xml:id="list170051748120028" text:continue-numbering="true" text:style-name="Num_5f_Exo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h text:style-name="P55" text:outline-level="1">un cylindre</text:h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0" text:outline-level="1">un cône</text:h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</text:section>
      <text:list xml:id="list170052677181081" text:continue-numbering="true" text:style-name="Num_5f_Exo">
        <text:list-item>
          <text:h text:style-name="P56" text:outline-level="1"><text:span text:style-name="T12"> </text:span><text:span text:style-name="T13">I</text:span><text:span text:style-name="T14">ndique pour chaque patron le nom du solide auquel il </text:span><text:span text:style-name="T15">pourrait </text:span><text:span text:style-name="T14">correspond</text:span><text:span text:style-name="T15">re</text:span><text:span text:style-name="T14">.</text:span></text:h>
        </text:list-item>
      </text:list>
      <text:section text:style-name="Sect1" text:name="Section4">
        <text:p text:style-name="P27"><draw:g text:anchor-type="paragraph" draw:z-index="29" draw:name="Forme1" draw:style-name="gr49"><draw:custom-shape draw:style-name="gr50" draw:text-style-name="P101" svg:width="1.659cm" svg:height="0.638cm" draw:transform="rotate (-1.5707963267949) translate (2.70580555555556cm 0.645583333333333cm)"><text:p/><draw:enhanced-geometry svg:viewBox="0 0 21600 21600" draw:type="rectangle" draw:enhanced-path="M 0 0 L 21600 0 21600 21600 0 21600 0 0 Z N"/></draw:custom-shape><draw:custom-shape draw:style-name="gr51" draw:text-style-name="P101" svg:width="1.659cm" svg:height="0.645cm" draw:transform="rotate (-1.5707963267949) translate (2.07609722222222cm 0.643819444444445cm)"><text:p/><draw:enhanced-geometry svg:viewBox="0 0 21600 21600" draw:type="rectangle" draw:enhanced-path="M 0 0 L 21600 0 21600 21600 0 21600 0 0 Z N"/></draw:custom-shape><draw:custom-shape draw:style-name="gr52" draw:text-style-name="P101" svg:width="1.669cm" svg:height="0.646cm" svg:x="2.712cm" svg:y="2.304cm"><text:p/><draw:enhanced-geometry svg:viewBox="0 0 21600 21600" draw:type="rectangle" draw:enhanced-path="M 0 0 L 21600 0 21600 21600 0 21600 0 0 Z N"/></draw:custom-shape><draw:custom-shape draw:style-name="gr53" draw:text-style-name="P101" svg:width="1.659cm" svg:height="0.648cm" draw:transform="rotate (-1.5707963267949) translate (1.42875cm 0.645583333333333cm)"><text:p/><draw:enhanced-geometry svg:viewBox="0 0 21600 21600" draw:type="rectangle" draw:enhanced-path="M 0 0 L 21600 0 21600 21600 0 21600 0 0 Z N"/></draw:custom-shape><draw:custom-shape draw:style-name="gr54" draw:text-style-name="P101" svg:width="0.646cm" svg:height="0.638cm" draw:transform="rotate (-1.5707963267949) translate (2.71286111111111cm 2.30363888888889cm)"><text:p/><draw:enhanced-geometry svg:viewBox="0 0 21600 21600" draw:type="rectangle" draw:enhanced-path="M 0 0 L 21600 0 21600 21600 0 21600 0 0 Z N"/></draw:custom-shape><draw:custom-shape draw:style-name="gr55" draw:text-style-name="P101" svg:width="0.646cm" svg:height="0.648cm" draw:transform="rotate (-1.5707963267949) translate (1.43227777777778cm 0cm)"><text:p/><draw:enhanced-geometry svg:viewBox="0 0 21600 21600" draw:type="rectangle" draw:enhanced-path="M 0 0 L 21600 0 21600 21600 0 21600 0 0 Z N"/></draw:custom-shape></draw:g><text:span text:style-name="Bold_5f_niv3"><text:span text:style-name="T9">a.</text:span></text:span></text:p>
        <text:p text:style-name="P27"><text:span text:style-name="Bold_5f_niv3"><text:span text:style-name="T9"/></text:span></text:p>
        <text:p text:style-name="P27"><text:span text:style-name="Bold_5f_niv3"><text:span text:style-name="T9"/></text:span></text:p>
        <text:p text:style-name="P27"><text:span text:style-name="Bold_5f_niv3"><text:span text:style-name="T9"/></text:span></text:p>
        <text:p text:style-name="P27"><text:span text:style-name="Bold_5f_niv3"><text:span text:style-name="T9"/></text:span></text:p>
        <text:p text:style-name="P44"><text:span text:style-name="_5f_pointillés_20_gris"><text:span text:style-name="T69"><text:tab/></text:span></text:span></text:p>
        <text:p text:style-name="P27"><draw:g text:anchor-type="paragraph" draw:z-index="30" draw:name="Forme11" draw:style-name="gr34"><draw:custom-shape draw:style-name="gr47" draw:text-style-name="P101" svg:width="2.7cm" svg:height="1.001cm" svg:x="0.863cm" svg:y="0.924cm"><text:p/><draw:enhanced-geometry svg:viewBox="0 0 21600 21600" draw:type="rectangle" draw:enhanced-path="M 0 0 L 21600 0 21600 21600 0 21600 0 0 Z N"/></draw:custom-shape><draw:custom-shape draw:style-name="gr48" draw:text-style-name="P101" svg:width="0.9cm" svg:height="0.9cm" svg:x="2.163cm" svg:y="1.9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8" draw:text-style-name="P101" svg:width="0.9cm" svg:height="0.9cm" svg:x="1.105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Bold_5f_niv3"><text:span text:style-name="T9">b.</text:span></text:span></text:p>
        <text:p text:style-name="P27"><text:span text:style-name="_5f_livret"><text:span text:style-name="T58"/></text:span></text:p>
        <text:p text:style-name="P27"><text:span text:style-name="_5f_livret"><text:span text:style-name="T58"/></text:span></text:p>
        <text:p text:style-name="P27"><text:span text:style-name="_5f_livret"><text:span text:style-name="T58"/></text:span></text:p>
        <text:p text:style-name="P27"><text:span text:style-name="_5f_livret"><text:span text:style-name="T58"/></text:span></text:p>
        <text:p text:style-name="P44"><text:span text:style-name="_5f_pointillés_20_gris"><text:span text:style-name="T69"><text:tab/></text:span></text:span></text:p>
      </text:section>
      <text:section text:style-name="Sect1" text:name="Section5">
        <text:p text:style-name="P47"><draw:g text:anchor-type="paragraph" draw:z-index="31" draw:name="Forme5" draw:style-name="gr34"><draw:line draw:style-name="gr46" draw:text-style-name="P102" svg:x1="2.142cm" svg:y1="1.04cm" svg:x2="2.175cm" svg:y2="0cm"><text:p/></draw:line><draw:line draw:style-name="gr46" draw:text-style-name="P102" svg:x1="2.142cm" svg:y1="1.041cm" svg:x2="3.373cm" svg:y2="1.708cm"><text:p/></draw:line><draw:line draw:style-name="gr46" draw:text-style-name="P102" svg:x1="2.122cm" svg:y1="2.617cm" svg:x2="2.142cm" svg:y2="1.041cm"><text:p/></draw:line><draw:line draw:style-name="gr46" draw:text-style-name="P102" svg:x1="3.217cm" svg:y1="0.036cm" svg:x2="2.175cm" svg:y2="0cm"><text:p/></draw:line><draw:line draw:style-name="gr46" draw:text-style-name="P102" svg:x1="3.217cm" svg:y1="0.036cm" svg:x2="3.816cm" svg:y2="0.89cm"><text:p/></draw:line><draw:line draw:style-name="gr46" draw:text-style-name="P102" svg:x1="3.374cm" svg:y1="1.707cm" svg:x2="3.817cm" svg:y2="0.889cm"><text:p/></draw:line><draw:line draw:style-name="gr46" draw:text-style-name="P102" svg:x1="2.122cm" svg:y1="2.617cm" svg:x2="3.373cm" svg:y2="1.707cm"><text:p/></draw:line><draw:line draw:style-name="gr46" draw:text-style-name="P102" svg:x1="2.122cm" svg:y1="2.617cm" svg:x2="3.642cm" svg:y2="2.609cm"><text:p/></draw:line><draw:line draw:style-name="gr46" draw:text-style-name="P102" svg:x1="3.374cm" svg:y1="1.707cm" svg:x2="3.643cm" svg:y2="2.609cm"><text:p/></draw:line><draw:line draw:style-name="gr46" draw:text-style-name="P102" svg:x1="2.144cm" svg:y1="1.041cm" svg:x2="1.088cm" svg:y2="1.451cm"><text:p/></draw:line><draw:line draw:style-name="gr46" draw:text-style-name="P102" svg:x1="2.124cm" svg:y1="2.617cm" svg:x2="1.088cm" svg:y2="1.451cm"><text:p/></draw:line><draw:line draw:style-name="gr46" draw:text-style-name="P102" svg:x1="1.107cm" svg:y1="1.433cm" svg:x2="0.613cm" svg:y2="2.451cm"><text:p/></draw:line><draw:line draw:style-name="gr46" draw:text-style-name="P102" svg:x1="2.122cm" svg:y1="2.617cm" svg:x2="0.64cm" svg:y2="2.435cm"><text:p/></draw:line><draw:line draw:style-name="gr46" draw:text-style-name="P102" svg:x1="0.605cm" svg:y1="2.418cm" svg:x2="0.903cm" svg:y2="3.469cm"><text:p/></draw:line><draw:line draw:style-name="gr46" draw:text-style-name="P102" svg:x1="2.122cm" svg:y1="2.619cm" svg:x2="0.903cm" svg:y2="3.47cm"><text:p/></draw:line></draw:g><text:span text:style-name="Bold_5f_niv3"><text:span text:style-name="T76">c</text:span></text:span><text:span text:style-name="Bold_5f_niv3"><text:span text:style-name="T9">.</text:span></text:span></text:p>
        <text:p text:style-name="P27"><text:span text:style-name="Bold_5f_niv3"><text:span text:style-name="T9"/></text:span></text:p>
        <text:p text:style-name="P27"><text:span text:style-name="Bold_5f_niv3"><text:span text:style-name="T9"/></text:span></text:p>
        <text:p text:style-name="P27"><text:span text:style-name="Bold_5f_niv3"><text:span text:style-name="T9"/></text:span></text:p>
        <text:p text:style-name="P27"><text:span text:style-name="Bold_5f_niv3"><text:span text:style-name="T9"/></text:span></text:p>
        <text:p text:style-name="P27"><text:span text:style-name="Bold_5f_niv3"><text:span text:style-name="T9"/></text:span></text:p>
        <text:p text:style-name="P45"><text:span text:style-name="_5f_pointillés_20_gris"><text:span text:style-name="T69"><text:tab/></text:span></text:span></text:p>
        <text:p text:style-name="P27"><draw:g text:anchor-type="paragraph" draw:z-index="32" draw:name="Forme6" draw:style-name="gr34"><draw:custom-shape draw:style-name="gr40" draw:text-style-name="P101" svg:width="1.837cm" svg:height="0.703cm" draw:transform="rotate (-1.56695660244051) translate (3.00213888888889cm 0.767291666666667cm)"><text:p/><draw:enhanced-geometry svg:viewBox="0 0 21600 21600" draw:type="rectangle" draw:enhanced-path="M 0 0 L 21600 0 21600 21600 0 21600 0 0 Z N"/></draw:custom-shape><draw:custom-shape draw:style-name="gr41" draw:text-style-name="P101" svg:width="1.833cm" svg:height="0.703cm" draw:transform="skewX (0.00244346095279206) rotate (-1.56695660244051) translate (2.29658333333333cm 0.770819444444444cm)"><text:p/><draw:enhanced-geometry svg:viewBox="0 0 21600 21600" draw:type="rectangle" draw:enhanced-path="M 0 0 L 21600 0 21600 21600 0 21600 0 0 Z N"/></draw:custom-shape><draw:custom-shape draw:style-name="gr42" draw:text-style-name="P101" svg:width="1.833cm" svg:height="0.705cm" draw:transform="skewX (0.00506145483078355) rotate (-1.56695660244051) translate (3.70593055555556cm 0.767291666666667cm)"><text:p/><draw:enhanced-geometry svg:viewBox="0 0 21600 21600" draw:type="rectangle" draw:enhanced-path="M 0 0 L 21600 0 21600 21600 0 21600 0 0 Z N"/></draw:custom-shape><draw:custom-shape draw:style-name="gr43" draw:text-style-name="P101" svg:width="1.828cm" svg:height="0.87cm" draw:transform="skewX (-0.00209439510239319) rotate (-1.56695660244051) translate (1.59984722222222cm 0.772583333333333cm)"><text:p/><draw:enhanced-geometry svg:viewBox="0 0 21600 21600" draw:type="rectangle" draw:enhanced-path="M 0 0 L 21600 0 21600 21600 0 21600 0 0 Z N"/></draw:custom-shape><draw:custom-shape draw:style-name="gr44" draw:text-style-name="P100" svg:width="0.884cm" svg:height="0.765cm" draw:transform="rotate (-3.13775292923541) translate (3.10444444444444cm 3.36726388888889cm)"><text:p/><draw:enhanced-geometry svg:viewBox="0 0 21600 21600" draw:glue-points="?f6 10800 10800 21600 ?f5 10800 10800 0" draw:text-areas="?f3 ?f3 ?f4 ?f4" draw:type="trapezoid" draw:modifiers="2283.07184145334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45" draw:text-style-name="P100" svg:width="0.881cm" svg:height="0.768cm" draw:transform="skewX (-0.00453785605518526) rotate (-3.13775292923541) translate (1.59808333333333cm 0.767291666666667cm)"><text:p/><draw:enhanced-geometry svg:viewBox="0 0 21600 21600" draw:glue-points="?f6 10800 10800 21600 ?f5 10800 10800 0" draw:text-areas="?f3 ?f3 ?f4 ?f4" draw:type="trapezoid" draw:modifiers="2283.07184145334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text:span text:style-name="Bold_5f_niv3"><text:span text:style-name="T76">d</text:span></text:span><text:span text:style-name="Bold_5f_niv3"><text:span text:style-name="T9">.</text:span></text:span></text:p>
        <text:p text:style-name="P27"><text:span text:style-name="_5f_livret"><text:span text:style-name="T58"/></text:span></text:p>
        <text:p text:style-name="P27"><text:span text:style-name="_5f_livret"><text:span text:style-name="T58"/></text:span></text:p>
        <text:p text:style-name="P27"><text:span text:style-name="_5f_livret"><text:span text:style-name="T58"/></text:span></text:p>
        <text:p text:style-name="P27"><text:span text:style-name="_5f_livret"><text:span text:style-name="T58"/></text:span></text:p>
        <text:p text:style-name="P27"><text:span text:style-name="_5f_livret"><text:span text:style-name="T58"/></text:span></text:p>
        <text:p text:style-name="P45"><text:span text:style-name="_5f_pointillés_20_gris"><text:span text:style-name="T69"><text:tab/></text:span></text:span></text:p>
      </text:section>
      <text:list xml:id="list170053132644002" text:continue-numbering="true" text:style-name="Num_5f_Exo">
        <text:list-item>
          <text:p text:style-name="P64"><text:span text:style-name="_5f_livret"><text:span text:style-name="T37"> L</text:span></text:span><text:span text:style-name="_5f_livret"><text:span text:style-name="T38">es figures suivantes </text:span></text:span><text:span text:style-name="_5f_livret"><text:span text:style-name="T39">ne sont pas des patrons de solides</text:span></text:span><text:span text:style-name="_5f_livret"><text:span text:style-name="T38">, </text:span></text:span><text:span text:style-name="_5f_livret"><text:span text:style-name="T39">explique pourquoi.</text:span></text:span></text:p>
        </text:list-item>
      </text:list>
      <text:section text:style-name="Sect1" text:name="Section6">
        <text:p text:style-name="P28"><draw:g text:anchor-type="paragraph" draw:z-index="18" draw:name="Forme4" draw:style-name="gr34"><draw:custom-shape draw:style-name="gr151" draw:text-style-name="P100" svg:width="0.93cm" svg:height="0.939cm" svg:x="0.811cm" svg:y="0.93cm"><text:p/><draw:enhanced-geometry svg:viewBox="0 0 21600 21600" draw:type="rectangle" draw:enhanced-path="M 0 0 L 21600 0 21600 21600 0 21600 0 0 Z N"/></draw:custom-shape><draw:custom-shape draw:style-name="gr152" draw:text-style-name="P100" svg:width="0.939cm" svg:height="0.939cm" svg:x="1.741cm" svg:y="0.93cm"><text:p/><draw:enhanced-geometry svg:viewBox="0 0 21600 21600" draw:type="rectangle" draw:enhanced-path="M 0 0 L 21600 0 21600 21600 0 21600 0 0 Z N"/></draw:custom-shape><draw:custom-shape draw:style-name="gr153" draw:text-style-name="P100" svg:width="0.93cm" svg:height="0.932cm" svg:x="0.811cm" svg:y="1.868cm"><text:p/><draw:enhanced-geometry svg:viewBox="0 0 21600 21600" draw:type="rectangle" draw:enhanced-path="M 0 0 L 21600 0 21600 21600 0 21600 0 0 Z N"/></draw:custom-shape><draw:custom-shape draw:style-name="gr154" draw:text-style-name="P100" svg:width="0.93cm" svg:height="0.93cm" svg:x="0.811cm" svg:y="0cm"><text:p/><draw:enhanced-geometry svg:viewBox="0 0 21600 21600" draw:type="rectangle" draw:enhanced-path="M 0 0 L 21600 0 21600 21600 0 21600 0 0 Z N"/></draw:custom-shape><draw:custom-shape draw:style-name="gr155" draw:text-style-name="P100" svg:width="0.932cm" svg:height="0.939cm" svg:x="2.679cm" svg:y="0.93cm"><text:p/><draw:enhanced-geometry svg:viewBox="0 0 21600 21600" draw:type="rectangle" draw:enhanced-path="M 0 0 L 21600 0 21600 21600 0 21600 0 0 Z N"/></draw:custom-shape><draw:custom-shape draw:style-name="gr156" draw:text-style-name="P100" svg:width="0.932cm" svg:height="0.932cm" svg:x="2.679cm" svg:y="1.868cm"><text:p/><draw:enhanced-geometry svg:viewBox="0 0 21600 21600" draw:type="rectangle" draw:enhanced-path="M 0 0 L 21600 0 21600 21600 0 21600 0 0 Z N"/></draw:custom-shape></draw:g><text:span text:style-name="Bold_5f_niv3"><text:span text:style-name="T9">a.</text:span></text:span></text:p>
        <text:p text:style-name="P28"><text:span text:style-name="_5f_livret"><text:span text:style-name="T25"/></text:span></text:p>
        <text:p text:style-name="P28"><text:span text:style-name="_5f_livret"><text:span text:style-name="T25"/></text:span></text:p>
        <text:p text:style-name="P28"><text:span text:style-name="_5f_livret"><text:span text:style-name="T25"/></text:span></text:p>
        <text:p text:style-name="P28"><text:span text:style-name="_5f_livret"><text:span text:style-name="T25"/></text:span></text:p>
        <text:p text:style-name="P28"><draw:g text:anchor-type="paragraph" draw:z-index="20" draw:name="Forme3" draw:style-name="gr34"><draw:line draw:style-name="gr138" draw:text-style-name="P102" svg:x1="2.712cm" svg:y1="2.2cm" svg:x2="1.712cm" svg:y2="2.2cm"><text:p/></draw:line><draw:line draw:style-name="gr138" draw:text-style-name="P102" svg:x1="3.712cm" svg:y1="0.6cm" svg:x2="2.712cm" svg:y2="0.6cm"><text:p/></draw:line><draw:line draw:style-name="gr138" draw:text-style-name="P102" svg:x1="3.712cm" svg:y1="0.6cm" svg:x2="3.012cm" svg:y2="0cm"><text:p/></draw:line><draw:line draw:style-name="gr138" draw:text-style-name="P102" svg:x1="2.712cm" svg:y1="0.6cm" svg:x2="3.012cm" svg:y2="0cm"><text:p/></draw:line><draw:custom-shape draw:style-name="gr144" draw:text-style-name="P101" svg:width="1.602cm" svg:height="0.992cm" draw:transform="rotate (1.5707963267949) translate (1.71097222222222cm 2.19956944444444cm)"><text:p/><draw:enhanced-geometry svg:viewBox="0 0 21600 21600" draw:type="rectangle" draw:enhanced-path="M 0 0 L 21600 0 21600 21600 0 21600 0 0 Z N"/></draw:custom-shape><draw:custom-shape draw:style-name="gr145" draw:text-style-name="P101" svg:width="1.602cm" svg:height="1.001cm" draw:transform="rotate (1.5707963267949) translate (2.71109722222222cm 2.19956944444444cm)"><text:p/><draw:enhanced-geometry svg:viewBox="0 0 21600 21600" draw:type="rectangle" draw:enhanced-path="M 0 0 L 21600 0 21600 21600 0 21600 0 0 Z N"/></draw:custom-shape><draw:custom-shape draw:style-name="gr146" draw:text-style-name="P101" svg:width="1.602cm" svg:height="0.999cm" draw:transform="rotate (1.5707963267949) translate (0.712611111111111cm 2.19956944444444cm)"><text:p/><draw:enhanced-geometry svg:viewBox="0 0 21600 21600" draw:type="rectangle" draw:enhanced-path="M 0 0 L 21600 0 21600 21600 0 21600 0 0 Z N"/></draw:custom-shape><draw:line draw:style-name="gr138" draw:text-style-name="P102" svg:x1="1.716cm" svg:y1="0.6cm" svg:x2="1.016cm" svg:y2="0cm"><text:p/></draw:line><draw:line draw:style-name="gr138" draw:text-style-name="P102" svg:x1="0.712cm" svg:y1="0.6cm" svg:x2="1.012cm" svg:y2="0cm"><text:p/></draw:line></draw:g><text:span text:style-name="Bold_5f_niv3"><text:span text:style-name="T9">b.</text:span></text:span></text:p>
        <text:p text:style-name="P26"><text:span text:style-name="_5f_livret"><text:span text:style-name="T58"/></text:span></text:p>
        <text:p text:style-name="P26"><text:span text:style-name="_5f_livret"><text:span text:style-name="T58"/></text:span></text:p>
        <text:p text:style-name="P26"><text:span text:style-name="_5f_livret"><text:span text:style-name="T58"/></text:span></text:p>
        <text:p text:style-name="P42"><text:span text:style-name="_5f_livret"><text:span text:style-name="T58"/></text:span></text:p>
      </text:section>
      <text:p text:style-name="P39"><text:span text:style-name="_5f_pointillés_20_gris"><text:span text:style-name="T70"><text:tab/></text:span></text:span></text:p>
      <text:p text:style-name="P39"><text:span text:style-name="_5f_pointillés_20_gris"><text:span text:style-name="T70"><text:tab/></text:span></text:span></text:p>
      <text:p text:style-name="P39"><text:span text:style-name="_5f_pointillés_20_gris"><text:span text:style-name="T70"><text:tab/></text:span></text:span></text:p>
      <text:p text:style-name="P39"><text:span text:style-name="_5f_pointillés_20_gris"><text:span text:style-name="T70"><text:tab/></text:span></text:span></text:p>
      <text:p text:style-name="P39"><text:span text:style-name="_5f_pointillés_20_gris"><text:span text:style-name="T70"><text:tab/></text:span></text:span></text:p>
      <text:section text:style-name="Sect1" text:name="Section7">
        <text:p text:style-name="P46"><draw:g text:anchor-type="paragraph" draw:z-index="19" draw:name="Forme7" draw:style-name="gr34"><draw:custom-shape draw:style-name="gr147" draw:text-style-name="P100" svg:width="1.001cm" svg:height="1.001cm" svg:x="1.711cm" svg:y="1.399cm"><text:p/><draw:enhanced-geometry svg:viewBox="0 0 21600 21600" draw:type="rectangle" draw:enhanced-path="M 0 0 L 21600 0 21600 21600 0 21600 0 0 Z N"/></draw:custom-shape><draw:custom-shape draw:style-name="gr148" draw:text-style-name="P100" svg:width="1.001cm" svg:height="1.4cm" svg:x="1.711cm" svg:y="0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48" draw:text-style-name="P100" svg:width="1.001cm" svg:height="1.4cm" draw:transform="rotate (1.5707963267949) translate (0.312208333333333cm 2.398888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49" draw:text-style-name="P100" svg:width="1.001cm" svg:height="1.401cm" draw:transform="rotate (-1.5707963267949) translate (4.111625cm 1.398763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50" draw:text-style-name="P100" svg:width="0.992cm" svg:height="0.9cm" draw:transform="rotate (-3.14159265358979) translate (2.70227777777778cm 3.298472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Bold_5f_niv3"><text:span text:style-name="T9">c.</text:span></text:span></text:p>
        <text:p text:style-name="P29"><text:span text:style-name="Bold_5f_niv3"><text:span text:style-name="T9"/></text:span></text:p>
        <text:p text:style-name="P29"><text:span text:style-name="Bold_5f_niv3"><text:span text:style-name="T9"/></text:span></text:p>
        <text:p text:style-name="P29"><text:span text:style-name="Bold_5f_niv3"><text:span text:style-name="T9"/></text:span></text:p>
        <text:p text:style-name="P29"><text:span text:style-name="Bold_5f_niv3"><text:span text:style-name="T9"/></text:span></text:p>
        <text:p text:style-name="P29"><text:span text:style-name="Bold_5f_niv3"><text:span text:style-name="T9"/></text:span></text:p>
        <text:p text:style-name="P29"><draw:g text:anchor-type="paragraph" draw:z-index="33" draw:name="Forme8" draw:style-name="gr34"><draw:custom-shape draw:style-name="gr35" draw:text-style-name="P100" svg:width="0.761cm" svg:height="0.78cm" svg:x="2.145cm" svg:y="1.206cm"><text:p/><draw:enhanced-geometry svg:viewBox="0 0 21600 21600" draw:type="rectangle" draw:enhanced-path="M 0 0 L 21600 0 21600 21600 0 21600 0 0 Z N"/></draw:custom-shape><draw:custom-shape draw:style-name="gr36" draw:text-style-name="P100" svg:width="0.77cm" svg:height="1.417cm" draw:transform="rotate (-3.14159265358979) translate (2.905125cm 3.39625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37" draw:text-style-name="P100" svg:width="0.78cm" svg:height="1.408cm" draw:transform="rotate (1.5707963267949) translate (0.737305555555556cm 1.98261111111111cm)"><text:p/>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</draw:custom-shape><draw:custom-shape draw:style-name="gr38" draw:text-style-name="P100" svg:width="0.77cm" svg:height="1.197cm" draw:transform="rotate (-3.14159265358979) translate (2.90688888888889cm 1.20297222222222cm)"><text:p/>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</draw:custom-shape><draw:custom-shape draw:style-name="gr39" draw:text-style-name="P100" svg:width="0.78cm" svg:height="1.198cm" draw:transform="rotate (-3.14159265358979) translate (3.68652777777778cm 1.18533333333333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/draw:g><text:span text:style-name="Bold_5f_niv3"><text:span text:style-name="T9">d.</text:span></text:span></text:p>
        <text:p text:style-name="P26"><text:span text:style-name="_5f_livret"><text:span text:style-name="T58"/></text:span></text:p>
        <text:p text:style-name="P26"><text:span text:style-name="_5f_livret"><text:span text:style-name="T58"/></text:span></text:p>
        <text:p text:style-name="P26"><text:span text:style-name="_5f_livret"><text:span text:style-name="T58"/></text:span></text:p>
        <text:p text:style-name="P26"><text:span text:style-name="_5f_livret"><text:span text:style-name="T58"/></text:span></text:p>
        <text:p text:style-name="P41"><text:span text:style-name="_5f_livret"><text:span text:style-name="T58"/></text:span></text:p>
      </text:section>
      <text:list xml:id="list170052035230022" text:continue-numbering="true" text:style-name="Num_5f_Exo">
        <text:list-header>
          <text:p text:style-name="P57"><text:span text:style-name="_5f_pointillés_20_gris"><text:tab/></text:span></text:p>
          <text:p text:style-name="P57"><text:span text:style-name="_5f_pointillés_20_gris"><text:tab/></text:span></text:p>
        </text:list-header>
      </text:list>
      <text:p text:style-name="P39"><text:span text:style-name="_5f_pointillés_20_gris"><text:span text:style-name="T70"><text:tab/></text:span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170052234888522" text:continue-numbering="true" text:style-name="Num_5f_Exo">
        <text:list-item>
          <text:p text:style-name="P65"><draw:g text:anchor-type="paragraph" draw:z-index="22" draw:name="Forme2" draw:style-name="gr49"><draw:line draw:style-name="gr138" draw:text-style-name="P102" svg:x1="7.66cm" svg:y1="1.329cm" svg:x2="6.126cm" svg:y2="1.329cm"><text:p/></draw:line><draw:line draw:style-name="gr138" draw:text-style-name="P102" svg:x1="7.66cm" svg:y1="2.826cm" svg:x2="6.126cm" svg:y2="2.826cm"><text:p/></draw:line><draw:line draw:style-name="gr138" draw:text-style-name="P102" svg:x1="7.663cm" svg:y1="2.826cm" svg:x2="7.663cm" svg:y2="1.329cm"><text:p/></draw:line><draw:line draw:style-name="gr138" draw:text-style-name="P102" svg:x1="6.126cm" svg:y1="2.826cm" svg:x2="6.126cm" svg:y2="1.329cm"><text:p/></draw:line><draw:line draw:style-name="gr138" draw:text-style-name="P102" svg:x1="7.149cm" svg:y1="0.83cm" svg:x2="6.126cm" svg:y2="1.329cm"><text:p/></draw:line><draw:line draw:style-name="gr138" draw:text-style-name="P102" svg:x1="8.683cm" svg:y1="0.83cm" svg:x2="7.149cm" svg:y2="0.83cm"><text:p/></draw:line><draw:line draw:style-name="gr139" draw:text-style-name="P102" svg:x1="8.683cm" svg:y1="2.327cm" svg:x2="7.149cm" svg:y2="2.327cm"><text:p/></draw:line><draw:line draw:style-name="gr138" draw:text-style-name="P102" svg:x1="8.686cm" svg:y1="2.327cm" svg:x2="8.686cm" svg:y2="0.83cm"><text:p/></draw:line><draw:line draw:style-name="gr138" draw:text-style-name="P102" svg:x1="8.686cm" svg:y1="0.83cm" svg:x2="7.663cm" svg:y2="1.329cm"><text:p/></draw:line><draw:line draw:style-name="gr138" draw:text-style-name="P102" svg:x1="8.686cm" svg:y1="2.327cm" svg:x2="7.663cm" svg:y2="2.826cm"><text:p/></draw:line><draw:line draw:style-name="gr139" draw:text-style-name="P102" svg:x1="7.149cm" svg:y1="2.327cm" svg:x2="6.126cm" svg:y2="2.826cm"><text:p/></draw:line><draw:line draw:style-name="gr139" draw:text-style-name="P102" svg:x1="7.149cm" svg:y1="2.327cm" svg:x2="7.149cm" svg:y2="0.83cm"><text:p/></draw:line><draw:frame draw:style-name="gr140" draw:text-style-name="P119" svg:width="0.729cm" svg:height="0.66cm" svg:x="5.517cm" svg:y="2.681cm"><draw:text-box><text:p text:style-name="P106"><text:span text:style-name="T81">A</text:span></text:p></draw:text-box></draw:frame><draw:frame draw:style-name="gr140" draw:text-style-name="P119" svg:width="0.729cm" svg:height="0.66cm" svg:x="7.658cm" svg:y="2.753cm"><draw:text-box><text:p text:style-name="P106"><text:span text:style-name="T81">B</text:span></text:p></draw:text-box></draw:frame><draw:frame draw:style-name="gr140" draw:text-style-name="P119" svg:width="0.729cm" svg:height="0.66cm" svg:x="8.687cm" svg:y="2.113cm"><draw:text-box><text:p text:style-name="P106"><text:span text:style-name="T81">C</text:span></text:p></draw:text-box></draw:frame><draw:frame draw:style-name="gr140" draw:text-style-name="P119" svg:width="0.729cm" svg:height="0.66cm" svg:x="6.547cm" svg:y="1.868cm"><draw:text-box><text:p text:style-name="P106"><text:span text:style-name="T81">D</text:span></text:p></draw:text-box></draw:frame><draw:frame draw:style-name="gr141" draw:text-style-name="P119" svg:width="0.729cm" svg:height="0.659cm" svg:x="5.517cm" svg:y="1.117cm"><draw:text-box><text:p text:style-name="P106"><text:span text:style-name="T81">E</text:span></text:p></draw:text-box></draw:frame><draw:frame draw:style-name="gr140" draw:text-style-name="P119" svg:width="0.729cm" svg:height="0.66cm" svg:x="7.658cm" svg:y="1.261cm"><draw:text-box><text:p text:style-name="P106"><text:span text:style-name="T81">F</text:span></text:p></draw:text-box></draw:frame><draw:frame draw:style-name="gr140" draw:text-style-name="P119" svg:width="0.729cm" svg:height="0.66cm" svg:x="8.687cm" svg:y="0.617cm"><draw:text-box><text:p text:style-name="P106"><text:span text:style-name="T81">G</text:span></text:p></draw:text-box></draw:frame><draw:frame draw:style-name="gr140" draw:text-style-name="P119" svg:width="0.729cm" svg:height="0.66cm" svg:x="6.547cm" svg:y="0.374cm"><draw:text-box><text:p text:style-name="P106"><text:span text:style-name="T81">H</text:span></text:p></draw:text-box></draw:frame></draw:g><text:span text:style-name="_5f_livret"><text:span text:style-name="T26"> Voici une représentation</text:span></text:span></text:p>
          <text:p text:style-name="P66"><text:span text:style-name="_5f_livret"><text:span text:style-name="T26">en perspective cavalière</text:span></text:span></text:p>
          <text:p text:style-name="P67"><text:span text:style-name="_5f_livret"><text:span text:style-name="T26">d’un </text:span></text:span><text:span text:style-name="_5f_livret"><text:span text:style-name="T33">p</text:span></text:span><text:span text:style-name="_5f_livret"><text:span text:style-name="T40">avé</text:span></text:span><text:span text:style-name="_5f_livret"><text:span text:style-name="T26"> droit.</text:span></text:span></text:p>
          <text:p text:style-name="P67"><text:span text:style-name="_5f_livret"><text:span text:style-name="T26"/></text:span></text:p>
          <text:p text:style-name="P68"><text:span text:style-name="_5f_livret"><text:span text:style-name="T33">L</text:span></text:span><text:span text:style-name="_5f_livret"><text:span text:style-name="T41">es affirmations suivantes </text:span></text:span></text:p>
          <text:p text:style-name="P68"><text:span text:style-name="_5f_livret"><text:span text:style-name="T41">sont-e</text:span></text:span><text:span text:style-name="_5f_livret"><text:span text:style-name="T43">lle</text:span></text:span><text:span text:style-name="_5f_livret"><text:span text:style-name="T41">s exactes ?</text:span></text:span></text:p>
        </text:list-item>
      </text:list>
      <text:list xml:id="list1480841774" text:style-name="liste_5f_abc">
        <text:list-item>
          <text:p text:style-name="P72"><text:span text:style-name="_5f_livret"><text:span text:style-name="T28">(HE) et (</text:span></text:span><text:span text:style-name="_5f_livret"><text:span text:style-name="T29">H</text:span></text:span><text:span text:style-name="_5f_livret"><text:span text:style-name="T28">D)</text:span></text:span><text:span text:style-name="_5f_livret"><text:span text:style-name="T34"> </text:span></text:span><text:span text:style-name="_5f_livret"><text:span text:style-name="T26">sont </text:span></text:span><text:span text:style-name="_5f_livret"><text:span text:style-name="T28">perpendiculaires</text:span></text:span><text:span text:style-name="_5f_livret"><text:span text:style-name="T26">. </text:span></text:span><text:span text:style-name="_5f_pointillés_20_gris"><text:span text:style-name="T66"><text:tab/></text:span></text:span></text:p>
        </text:list-item>
        <text:list-item>
          <text:p text:style-name="P73"><text:span text:style-name="_5f_livret"><text:span text:style-name="T41">EF = FG</text:span></text:span><text:span text:style-name="_5f_livret"><text:span text:style-name="T26">. </text:span></text:span><text:span text:style-name="_5f_pointillés_20_gris"><text:span text:style-name="T66"><text:tab/></text:span></text:span></text:p>
        </text:list-item>
        <text:list-item>
          <text:h text:style-name="P60" text:outline-level="5"><text:soft-page-break/><text:span text:style-name="_5f_livret"><text:span text:style-name="T31">BFGC est un parallélogramme. </text:span></text:span><text:span text:style-name="_5f_pointillés_20_gris"><text:span text:style-name="T73"><text:tab/></text:span></text:span></text:h>
        </text:list-item>
        <text:list-item>
          <text:h text:style-name="P60" text:outline-level="5"><text:span text:style-name="_5f_livret"><text:span text:style-name="T41">(HB) et (EF)</text:span></text:span><text:span text:style-name="_5f_livret"><text:span text:style-name="T33"> sont sécantes</text:span></text:span><text:span text:style-name="_5f_livret"><text:span text:style-name="T26">. </text:span></text:span><text:span text:style-name="_5f_pointillés_20_gris"><text:span text:style-name="T71"><text:tab/></text:span></text:span></text:h>
        </text:list-item>
        <text:list-item>
          <text:p text:style-name="P63"><text:span text:style-name="_5f_livret"><text:span text:style-name="T30">(HB) et (EC) sont sécantes.</text:span></text:span><text:span text:style-name="_5f_livret"><text:span text:style-name="T59"> </text:span></text:span><text:span text:style-name="_5f_pointillés_20_gris"><text:span text:style-name="T72"><text:tab/></text:span></text:span></text:p>
        </text:list-item>
        <text:list-item>
          <text:p text:style-name="P74"><text:span text:style-name="_5f_livret"><text:span text:style-name="T35">[H</text:span></text:span><text:span text:style-name="_5f_livret"><text:span text:style-name="T41">A</text:span></text:span><text:span text:style-name="_5f_livret"><text:span text:style-name="T35">]</text:span></text:span><text:span text:style-name="_5f_livret"><text:span text:style-name="T33"> et </text:span></text:span><text:span text:style-name="_5f_livret"><text:span text:style-name="T35">[</text:span></text:span><text:span text:style-name="_5f_livret"><text:span text:style-name="T41">ED</text:span></text:span><text:span text:style-name="_5f_livret"><text:span text:style-name="T35">]</text:span></text:span><text:span text:style-name="_5f_livret"><text:span text:style-name="T33"> sont </text:span></text:span><text:span text:style-name="_5f_livret"><text:span text:style-name="T41">perpendiculaires</text:span></text:span><text:span text:style-name="_5f_livret"><text:span text:style-name="T26">. </text:span></text:span><text:span text:style-name="_5f_pointillés_20_gris"><text:span text:style-name="T71"><text:tab/></text:span></text:span></text:p>
        </text:list-item>
        <text:list-item>
          <text:p text:style-name="P75"><text:span text:style-name="_5f_livret"><text:span text:style-name="T36">FC = BG</text:span></text:span><text:span text:style-name="_5f_livret"><text:span text:style-name="T27">. </text:span></text:span><text:span text:style-name="_5f_pointillés_20_gris"><text:span text:style-name="T68"><text:tab/></text:span></text:span></text:p>
        </text:list-item>
        <text:list-item>
          <text:p text:style-name="P75"><text:span text:style-name="_5f_livret"><text:span text:style-name="T33">(</text:span></text:span><text:span text:style-name="_5f_livret"><text:span text:style-name="T41">FC) et (BG)</text:span></text:span><text:span text:style-name="_5f_livret"><text:span text:style-name="T33"> sont perpendiculaires</text:span></text:span><text:span text:style-name="_5f_livret"><text:span text:style-name="T26">. </text:span></text:span><text:span text:style-name="_5f_pointillés_20_gris"><text:span text:style-name="T66"><text:tab/></text:span></text:span></text:p>
        </text:list-item>
        <text:list-item>
          <text:p text:style-name="P75"><text:span text:style-name="_5f_livret"><text:span text:style-name="T33">(</text:span></text:span><text:span text:style-name="_5f_livret"><text:span text:style-name="T42">AB) et (BG) sont perpendiculaires</text:span></text:span><text:span text:style-name="_5f_livret"><text:span text:style-name="T26">. </text:span></text:span><text:span text:style-name="_5f_pointillés_20_gris"><text:span text:style-name="T66"><text:tab/></text:span></text:span></text:p>
        </text:list-item>
      </text:list>
      <text:list xml:id="list170052392177685" text:continue-list="list170052234888522" text:style-name="Num_5f_Exo">
        <text:list-item>
          <text:p text:style-name="P76"><draw:g text:anchor-type="paragraph" draw:z-index="27" draw:name="Forme52" draw:style-name="gr49"><draw:frame draw:style-name="gr62" draw:text-style-name="P107" svg:width="0.708cm" svg:height="0.648cm" svg:x="7.177cm" svg:y="0.035cm"><draw:text-box><text:p text:style-name="P106"><text:span text:style-name="T79">S</text:span></text:p></draw:text-box></draw:frame><draw:g draw:style-name="gr63"><draw:polygon draw:style-name="gr64" draw:text-style-name="P108" svg:width="2.539cm" svg:height="2.595cm" svg:x="6.25cm" svg:y="0.604cm" svg:viewBox="0 0 2540 2596" draw:points="7,2526 1235,0 2540,2596 0,2552 0,2535"><text:p/></draw:polygon><draw:ellipse draw:style-name="gr65" draw:text-style-name="P108" svg:width="2.541cm" svg:height="0.733cm" svg:x="6.223cm" svg:y="2.838cm"><text:p/></draw:ellipse><draw:polygon draw:style-name="gr66" draw:text-style-name="P109" svg:width="0.179cm" svg:height="0.209cm" svg:x="7.493cm" svg:y="2.96cm" svg:viewBox="0 0 180 210" draw:points="0,0 180,0 180,210 0,210"><text:p/></draw:polygon><draw:ellipse draw:style-name="gr67" draw:text-style-name="P108" svg:width="2.541cm" svg:height="0.773cm" svg:x="6.223cm" svg:y="2.801cm" draw:kind="arc" draw:start-angle="181.67" draw:end-angle="356.19"><text:p/></draw:ellipse><draw:line draw:style-name="gr68" draw:text-style-name="P110" svg:x1="7.471cm" svg:y1="0.591cm" svg:x2="6.236cm" svg:y2="3.161cm"><text:p/></draw:line><draw:line draw:style-name="gr68" draw:text-style-name="P110" svg:x1="7.483cm" svg:y1="0.614cm" svg:x2="8.779cm" svg:y2="3.209cm"><text:p/></draw:line><draw:line draw:style-name="gr69" draw:text-style-name="P110" svg:x1="6.223cm" svg:y1="3.184cm" svg:x2="8.784cm" svg:y2="3.184cm"><text:p/></draw:line><draw:line draw:style-name="gr70" draw:text-style-name="P110" svg:x1="7.479cm" svg:y1="0.577cm" svg:x2="7.022cm" svg:y2="2.838cm"><text:p/></draw:line><draw:line draw:style-name="gr71" draw:text-style-name="P110" svg:x1="7.483cm" svg:y1="0.604cm" svg:x2="7.483cm" svg:y2="3.2cm"><text:p/></draw:line><draw:line draw:style-name="gr72" draw:text-style-name="P110" svg:x1="7.68cm" svg:y1="2.96cm" svg:x2="7.68cm" svg:y2="3.2cm"><text:p/></draw:line><draw:line draw:style-name="gr68" draw:text-style-name="P110" svg:x1="7.463cm" svg:y1="0.665cm" svg:x2="7.992cm" svg:y2="3.54cm"><text:p/></draw:line><draw:frame draw:style-name="gr73" draw:text-style-name="P111" svg:width="0.72cm" svg:height="0.906cm" svg:x="7.482cm" svg:y="0.188cm"><draw:text-box><text:p/></draw:text-box></draw:frame><draw:frame draw:style-name="gr74" draw:text-style-name="P107" svg:width="0.713cm" svg:height="0.648cm" svg:x="6.438cm" svg:y="2.441cm"><draw:text-box><text:p text:style-name="P106"><text:span text:style-name="T79">K</text:span></text:p></draw:text-box></draw:frame><draw:frame draw:style-name="gr75" draw:text-style-name="P107" svg:width="0.756cm" svg:height="0.648cm" svg:x="7.189cm" svg:y="3.085cm"><draw:text-box><text:p text:style-name="P106"><text:span text:style-name="T79">O</text:span></text:p></draw:text-box></draw:frame><draw:frame draw:style-name="gr76" draw:text-style-name="P107" svg:width="0.724cm" svg:height="0.648cm" svg:x="8.599cm" svg:y="2.894cm"><draw:text-box><text:p text:style-name="P106"><text:span text:style-name="T79">B</text:span></text:p></draw:text-box></draw:frame><draw:frame draw:style-name="gr77" draw:text-style-name="P107" svg:width="0.722cm" svg:height="0.646cm" svg:x="5.727cm" svg:y="2.922cm"><draw:text-box><text:p text:style-name="P106"><text:span text:style-name="T79">A</text:span></text:p></draw:text-box></draw:frame><draw:frame draw:style-name="gr78" draw:text-style-name="P107" svg:width="0.78cm" svg:height="0.648cm" svg:x="7.819cm" svg:y="3.425cm"><draw:text-box><text:p text:style-name="P106"><text:span text:style-name="T79">M</text:span></text:p></draw:text-box></draw:frame><draw:line draw:style-name="gr79" draw:text-style-name="P110" svg:x1="7.485cm" svg:y1="2.944cm" svg:x2="7.697cm" svg:y2="2.944cm"><text:p/></draw:line></draw:g></draw:g><text:span text:style-name="_5f_livret"><text:span text:style-name="T49"> </text:span></text:span><text:span text:style-name="_5f_livret"><text:span text:style-name="T51">Voici une représentation en </text:span></text:span></text:p>
          <text:p text:style-name="P69"><text:span text:style-name="_5f_livret"><text:span text:style-name="T51">perspective d’un cône.</text:span></text:span></text:p>
        </text:list-item>
      </text:list>
      <text:list xml:id="list170052711518209" text:continue-list="list1480841774" text:style-name="liste_5f_abc">
        <text:list-item text:start-value="1">
          <text:p text:style-name="P82">Quelle est la nature du triangle</text:p>
        </text:list-item>
      </text:list>
      <text:list xml:id="list170052741681572" text:continue-list="list170052392177685" text:style-name="Num_5f_Exo">
        <text:list-item>
          <text:list>
            <text:list-header>
              <text:p text:style-name="P61"><text:span text:style-name="T63">S</text:span><text:span text:style-name="T62">KM ?</text:span></text:p>
            </text:list-header>
          </text:list>
          <text:p text:style-name="P58"><text:span text:style-name="_5f_pointillés_20_gris"><text:tab/></text:span></text:p>
        </text:list-item>
      </text:list>
      <text:list xml:id="list170053080134706" text:continue-list="list170052711518209" text:style-name="liste_5f_abc">
        <text:list-item>
          <text:p text:style-name="P84"><text:span text:style-name="_5f_livret">Quelle est la nature du </text:span><text:span text:style-name="_5f_livret"><text:span text:style-name="T55">triangle </text:span></text:span><text:span text:style-name="T57">SKO ?</text:span></text:p>
        </text:list-item>
      </text:list>
      <text:list xml:id="list170052416656923" text:continue-list="list170052741681572" text:style-name="Num_5f_Exo">
        <text:list-item>
          <text:list>
            <text:list-header>
              <text:p text:style-name="P57"><text:span text:style-name="_5f_pointillés_20_gris"><text:tab/></text:span></text:p>
            </text:list-header>
          </text:list>
        </text:list-item>
      </text:list>
      <text:list xml:id="list170053067273548" text:continue-list="list170053080134706" text:style-name="liste_5f_abc">
        <text:list-item>
          <text:p text:style-name="P85"><text:span text:style-name="_5f_livret"><text:span text:style-name="T55">Quelle</text:span></text:span><text:span text:style-name="_5f_livret"><text:span text:style-name="T56">s longueurs sont égales à OA ?</text:span></text:span></text:p>
        </text:list-item>
      </text:list>
      <text:list xml:id="list170052841385991" text:continue-list="list170052416656923" text:style-name="Num_5f_Exo">
        <text:list-item>
          <text:list>
            <text:list-item>
              <text:list>
                <text:list-header>
                  <text:p text:style-name="P57"><text:span text:style-name="_5f_pointillés_20_gris"><text:tab/></text:span></text:p>
                </text:list-header>
              </text:list>
            </text:list-item>
          </text:list>
        </text:list-item>
        <text:list-item>
          <text:p text:style-name="P78"><draw:g text:anchor-type="paragraph" draw:z-index="26" draw:name="Forme75" draw:style-name="gr80"><draw:polygon draw:style-name="gr81" draw:text-style-name="P112" svg:width="0.302cm" svg:height="0.172cm" svg:x="7.703cm" svg:y="1.794cm" svg:viewBox="0 0 303 173" draw:points="0,106 132,0 303,65 173,173 12,132"><text:p/></draw:polygon><draw:g draw:style-name="gr63"><draw:ellipse draw:style-name="gr82" draw:text-style-name="P113" svg:width="2.807cm" svg:height="1.696cm" draw:transform="skewX (-0.0031415926535897) rotate (-2.61834294384189) translate (9.33097222222222cm 1.94027777777778cm)" draw:kind="arc" draw:start-angle="359.5" draw:end-angle="181.49"><text:p/></draw:ellipse><draw:ellipse draw:style-name="gr83" draw:text-style-name="P113" svg:width="2.8cm" svg:height="1.696cm" draw:transform="skewX (0.00104719755119658) rotate (0.523947841448698) translate (6.05895833333333cm 1.86972222222222cm)" draw:kind="arc" draw:start-angle="358.51" draw:end-angle="180.5"><text:p/></draw:ellipse></draw:g><draw:g draw:style-name="gr63"><draw:ellipse draw:style-name="gr84" draw:text-style-name="P113" svg:width="2.8cm" svg:height="1.708cm" draw:transform="skewX (0.00104719755119668) rotate (-1.22155594347083) translate (8.03275cm 0.299861111111111cm)" draw:kind="arc" draw:start-angle="358.01" draw:end-angle="181.99"><text:p/></draw:ellipse><draw:ellipse draw:style-name="gr85" draw:text-style-name="P113" svg:width="2.802cm" svg:height="1.708cm" draw:transform="rotate (-1.22173047639603) translate (8.02393055555556cm 0.298097222222222cm)" draw:kind="arc" draw:start-angle="184.02" draw:end-angle="0"><text:p/></draw:ellipse></draw:g><draw:ellipse draw:style-name="gr86" draw:text-style-name="P114" svg:width="2.8cm" svg:height="2.798cm" svg:x="6.302cm" svg:y="0.513cm"><text:p/></draw:ellipse><draw:line draw:style-name="gr87" draw:text-style-name="P115" svg:x1="7.703cm" svg:y1="1.771cm" svg:x2="7.703cm" svg:y2="2.051cm"><text:p/></draw:line><draw:line draw:style-name="gr88" draw:text-style-name="P115" svg:x1="7.56cm" svg:y1="1.91cm" svg:x2="7.84cm" svg:y2="1.91cm"><text:p/></draw:line><draw:frame draw:style-name="gr89" draw:text-style-name="P116" svg:width="0.279cm" svg:height="0.375cm" svg:x="7.764cm" svg:y="1.981cm"><draw:text-box><text:p text:style-name="P106"><text:span text:style-name="T80">O</text:span></text:p></draw:text-box></draw:frame><draw:frame draw:style-name="gr90" draw:text-style-name="P116" svg:width="0.283cm" svg:height="0.375cm" svg:x="8.652cm" svg:y="2.16cm"><draw:text-box><text:p text:style-name="P106"><text:span text:style-name="T80">A</text:span></text:p></draw:text-box></draw:frame><draw:frame draw:style-name="gr91" draw:text-style-name="P116" svg:width="0.281cm" svg:height="0.375cm" svg:x="6.447cm" svg:y="1.356cm"><draw:text-box><text:p text:style-name="P106"><text:span text:style-name="T80">D</text:span></text:p></draw:text-box></draw:frame><draw:frame draw:style-name="gr92" draw:text-style-name="P116" svg:width="0.281cm" svg:height="0.375cm" svg:x="7.45cm" svg:y="0.656cm"><draw:text-box><text:p text:style-name="P106"><text:span text:style-name="T80">B</text:span></text:p></draw:text-box></draw:frame><draw:frame draw:style-name="gr93" draw:text-style-name="P116" svg:width="0.281cm" svg:height="0.375cm" svg:x="6.888cm" svg:y="3.111cm"><draw:text-box><text:p text:style-name="P106"><text:span text:style-name="T80">C</text:span></text:p></draw:text-box></draw:frame><draw:frame draw:style-name="gr94" draw:text-style-name="P116" svg:width="0.283cm" svg:height="0.375cm" svg:x="8.636cm" svg:y="0.562cm"><draw:text-box><text:p text:style-name="P106"><text:span text:style-name="T80">K</text:span></text:p></draw:text-box></draw:frame><draw:frame draw:style-name="gr95" draw:text-style-name="P116" svg:width="0.283cm" svg:height="0.375cm" svg:x="6.471cm" svg:y="2.781cm"><draw:text-box><text:p text:style-name="P106"><text:span text:style-name="T80">J</text:span></text:p></draw:text-box></draw:frame><draw:line draw:style-name="gr96" draw:text-style-name="P115" svg:x1="7.41cm" svg:y1="2.684cm" svg:x2="7.706cm" svg:y2="1.894cm"><text:p/></draw:line><draw:line draw:style-name="gr97" draw:text-style-name="P115" svg:x1="8.648cm" svg:y1="2.249cm" svg:x2="6.775cm" svg:y2="1.575cm"><text:p/></draw:line><draw:line draw:style-name="gr98" draw:text-style-name="P115" svg:x1="8.742cm" svg:y1="0.935cm" svg:x2="6.768cm" svg:y2="2.824cm"><text:p/></draw:line><draw:line draw:style-name="gr99" draw:text-style-name="P115" svg:x1="7.239cm" svg:y1="0.591cm" svg:x2="7.719cm" svg:y2="1.958cm"><text:p/></draw:line><draw:line draw:style-name="gr100" draw:text-style-name="P115" svg:x1="8.005cm" svg:y1="1.857cm" svg:x2="7.807cm" svg:y2="1.778cm"><text:p/></draw:line><draw:line draw:style-name="gr101" draw:text-style-name="P115" svg:x1="7.991cm" svg:y1="1.854cm" svg:x2="7.86cm" svg:y2="1.972cm"><text:p/></draw:line><draw:line draw:style-name="gr102" draw:text-style-name="P117" svg:x1="7.41cm" svg:y1="2.683cm" svg:x2="7.246cm" svg:y2="3.136cm"><text:p/></draw:line><draw:line draw:style-name="gr103" draw:text-style-name="P117" svg:x1="7.209cm" svg:y1="3.101cm" svg:x2="7.271cm" svg:y2="3.168cm"><text:p/></draw:line><draw:line draw:style-name="gr104" draw:text-style-name="P117" svg:x1="7.278cm" svg:y1="3.131cm" svg:x2="7.216cm" svg:y2="3.156cm"><text:p/></draw:line><draw:line draw:style-name="gr105" draw:text-style-name="P112" svg:x1="6.664cm" svg:y1="2.78cm" svg:x2="6.832cm" svg:y2="2.946cm"><text:p/></draw:line><draw:line draw:style-name="gr105" draw:text-style-name="P112" svg:x1="6.833cm" svg:y1="2.787cm" svg:x2="6.664cm" svg:y2="2.951cm"><text:p/></draw:line><draw:line draw:style-name="gr105" draw:text-style-name="P112" svg:x1="8.583cm" svg:y1="0.91cm" svg:x2="8.751cm" svg:y2="1.076cm"><text:p/></draw:line><draw:line draw:style-name="gr105" draw:text-style-name="P112" svg:x1="8.752cm" svg:y1="0.917cm" svg:x2="8.583cm" svg:y2="1.079cm"><text:p/></draw:line><draw:line draw:style-name="gr105" draw:text-style-name="P112" svg:x1="8.539cm" svg:y1="2.145cm" svg:x2="8.703cm" svg:y2="2.311cm"><text:p/></draw:line><draw:line draw:style-name="gr105" draw:text-style-name="P112" svg:x1="8.698cm" svg:y1="2.152cm" svg:x2="8.532cm" svg:y2="2.316cm"><text:p/></draw:line><draw:line draw:style-name="gr105" draw:text-style-name="P112" svg:x1="7.165cm" svg:y1="3.046cm" svg:x2="7.329cm" svg:y2="3.212cm"><text:p/></draw:line><draw:line draw:style-name="gr105" draw:text-style-name="P112" svg:x1="7.331cm" svg:y1="3.048cm" svg:x2="7.165cm" svg:y2="3.212cm"><text:p/></draw:line><draw:line draw:style-name="gr105" draw:text-style-name="P112" svg:x1="7.276cm" svg:y1="0.801cm" svg:x2="7.44cm" svg:y2="0.967cm"><text:p/></draw:line><draw:line draw:style-name="gr105" draw:text-style-name="P112" svg:x1="7.442cm" svg:y1="0.808cm" svg:x2="7.276cm" svg:y2="0.972cm"><text:p/></draw:line><draw:line draw:style-name="gr105" draw:text-style-name="P112" svg:x1="6.708cm" svg:y1="1.457cm" svg:x2="6.872cm" svg:y2="1.623cm"><text:p/></draw:line><draw:line draw:style-name="gr105" draw:text-style-name="P112" svg:x1="6.874cm" svg:y1="1.466cm" svg:x2="6.708cm" svg:y2="1.63cm"><text:p/></draw:line></draw:g> Le dessin ci-contre, qui n’e<text:span text:style-name="T64">s</text:span>t pas en vraie grandeur, représente une sphère de centre O et de </text:p>
          <text:p text:style-name="P70">rayon 5 cm. Les cercles rouge</text:p>
          <text:p text:style-name="P70">et vert sont des grands cercles. </text:p>
        </text:list-item>
      </text:list>
      <text:list xml:id="list170052533679565" text:continue-list="list170053067273548" text:style-name="liste_5f_abc">
        <text:list-item text:start-value="1">
          <text:p text:style-name="P83"><text:span text:style-name="T61">Q</text:span>uels points appartiennent à cette sphère ? Justifie.</text:p>
        </text:list-item>
      </text:list>
      <text:list xml:id="list170053093655533" text:continue-list="list170052841385991" text:style-name="Num_5f_Exo">
        <text:list-header>
          <text:p text:style-name="P57"><text:span text:style-name="_5f_pointillés_20_gris"><text:tab/></text:span></text:p>
          <text:list>
            <text:list-header>
              <text:p text:style-name="P57"><text:span text:style-name="_5f_pointillés_20_gris"><text:tab/></text:span></text:p>
            </text:list-header>
          </text:list>
        </text:list-header>
      </text:list>
      <text:list xml:id="list170051959012694" text:continue-list="list170052533679565" text:style-name="liste_5f_abc">
        <text:list-item>
          <text:p text:style-name="P86">En réalité, quelle est la longueur du segment [AD] ?</text:p>
        </text:list-item>
      </text:list>
      <text:list xml:id="list170052558309364" text:continue-list="list170053093655533" text:style-name="Num_5f_Exo">
        <text:list-header>
          <text:p text:style-name="P59"><text:span text:style-name="_5f_pointillés_20_gris"><text:span text:style-name="T65"><text:tab/></text:span></text:span></text:p>
        </text:list-header>
      </text:list>
      <text:list xml:id="list170053122613238" text:continue-list="list170051959012694" text:style-name="liste_5f_abc">
        <text:list-item>
          <text:p text:style-name="P85"><text:span text:style-name="_5f_livret"><text:span text:style-name="T32">En réalité, quelle est la nature du triangle </text:span></text:span><text:span text:style-name="_5f_livret"><text:span text:style-name="T44">BO</text:span></text:span><text:span text:style-name="_5f_livret"><text:span text:style-name="T32">D ?</text:span></text:span></text:p>
        </text:list-item>
      </text:list>
      <text:list xml:id="list170053368713899" text:continue-list="list170052558309364" text:style-name="Num_5f_Exo">
        <text:list-header>
          <text:p text:style-name="P59"><text:span text:style-name="_5f_pointillés_20_gris"><text:span text:style-name="T67"><text:tab/></text:span></text:span></text:p>
        </text:list-header>
        <text:list-item>
          <text:p text:style-name="P77"><text:span text:style-name="_5f_livret"><text:span text:style-name="T50"> Complète le patron de </text:span></text:span><text:span text:style-name="_5f_livret"><text:span text:style-name="T45">p</text:span></text:span><text:span text:style-name="_5f_livret"><text:span text:style-name="T46">risme droit</text:span></text:span><text:span text:style-name="_5f_livret"><text:span text:style-name="T50"> suivant.</text:span></text:span></text:p>
        </text:list-item>
      </text:list>
      <text:p text:style-name="P31"><draw:g text:anchor-type="paragraph" draw:z-index="21" draw:name="Forme9" draw:style-name="gr34"><draw:line draw:style-name="gr142" draw:text-style-name="P102" svg:x1="0.124cm" svg:y1="0.414cm" svg:x2="9.025cm" svg:y2="0.414cm"><text:p/></draw:line><draw:line draw:style-name="gr142" draw:text-style-name="P102" svg:x1="0.124cm" svg:y1="1.101cm" svg:x2="9.025cm" svg:y2="1.101cm"><text:p/></draw:line><draw:line draw:style-name="gr142" draw:text-style-name="P102" svg:x1="0.124cm" svg:y1="1.788cm" svg:x2="9.025cm" svg:y2="1.788cm"><text:p/></draw:line><draw:line draw:style-name="gr142" draw:text-style-name="P102" svg:x1="0.124cm" svg:y1="2.475cm" svg:x2="9.025cm" svg:y2="2.475cm"><text:p/></draw:line><draw:line draw:style-name="gr142" draw:text-style-name="P102" svg:x1="0.124cm" svg:y1="3.161cm" svg:x2="9.025cm" svg:y2="3.161cm"><text:p/></draw:line><draw:line draw:style-name="gr142" draw:text-style-name="P102" svg:x1="0.124cm" svg:y1="3.843cm" svg:x2="9.025cm" svg:y2="3.843cm"><text:p/></draw:line><draw:line draw:style-name="gr142" draw:text-style-name="P102" svg:x1="0.124cm" svg:y1="4.53cm" svg:x2="9.025cm" svg:y2="4.53cm"><text:p/></draw:line><draw:line draw:style-name="gr142" draw:text-style-name="P102" svg:x1="0.124cm" svg:y1="5.217cm" svg:x2="9.025cm" svg:y2="5.217cm"><text:p/></draw:line><draw:line draw:style-name="gr142" draw:text-style-name="P102" svg:x1="3.189cm" svg:y1="0.218cm" svg:x2="3.189cm" svg:y2="5.621cm"><text:p/></draw:line><draw:line draw:style-name="gr142" draw:text-style-name="P102" svg:x1="2.494cm" svg:y1="0.218cm" svg:x2="2.494cm" svg:y2="5.621cm"><text:p/></draw:line><draw:line draw:style-name="gr142" draw:text-style-name="P102" svg:x1="1.806cm" svg:y1="0.218cm" svg:x2="1.806cm" svg:y2="5.621cm"><text:p/></draw:line><draw:line draw:style-name="gr142" draw:text-style-name="P102" svg:x1="1.113cm" svg:y1="0.12cm" svg:x2="1.113cm" svg:y2="5.523cm"><text:p/></draw:line><draw:line draw:style-name="gr142" draw:text-style-name="P102" svg:x1="0.418cm" svg:y1="0.12cm" svg:x2="0.418cm" svg:y2="5.523cm"><text:p/></draw:line><draw:line draw:style-name="gr142" draw:text-style-name="P102" svg:x1="5.96cm" svg:y1="0.218cm" svg:x2="5.96cm" svg:y2="5.621cm"><text:p/></draw:line><draw:line draw:style-name="gr142" draw:text-style-name="P102" svg:x1="5.267cm" svg:y1="0.218cm" svg:x2="5.267cm" svg:y2="5.621cm"><text:p/></draw:line><draw:line draw:style-name="gr142" draw:text-style-name="P102" svg:x1="4.572cm" svg:y1="0.218cm" svg:x2="4.572cm" svg:y2="5.621cm"><text:p/></draw:line><draw:line draw:style-name="gr142" draw:text-style-name="P102" svg:x1="3.883cm" svg:y1="0.218cm" svg:x2="3.883cm" svg:y2="5.621cm"><text:p/></draw:line><draw:line draw:style-name="gr142" draw:text-style-name="P102" svg:x1="8.729cm" svg:y1="0.12cm" svg:x2="8.729cm" svg:y2="5.523cm"><text:p/></draw:line><draw:line draw:style-name="gr142" draw:text-style-name="P102" svg:x1="8.037cm" svg:y1="0.12cm" svg:x2="8.037cm" svg:y2="5.523cm"><text:p/></draw:line><draw:line draw:style-name="gr142" draw:text-style-name="P102" svg:x1="7.343cm" svg:y1="0.12cm" svg:x2="7.343cm" svg:y2="5.523cm"><text:p/></draw:line><draw:line draw:style-name="gr142" draw:text-style-name="P102" svg:x1="6.648cm" svg:y1="0.218cm" svg:x2="6.648cm" svg:y2="5.621cm"><text:p/></draw:line><draw:line draw:style-name="gr143" draw:text-style-name="P102" svg:x1="5.958cm" svg:y1="1.781cm" svg:x2="3.189cm" svg:y2="1.781cm"><text:p/></draw:line><draw:line draw:style-name="gr143" draw:text-style-name="P102" svg:x1="5.958cm" svg:y1="3.843cm" svg:x2="3.189cm" svg:y2="3.843cm"><text:p/></draw:line><draw:line draw:style-name="gr143" draw:text-style-name="P102" svg:x1="5.96cm" svg:y1="3.842cm" svg:x2="5.96cm" svg:y2="1.781cm"><text:p/></draw:line><draw:line draw:style-name="gr143" draw:text-style-name="P102" svg:x1="3.189cm" svg:y1="3.842cm" svg:x2="3.189cm" svg:y2="1.781cm"><text:p/></draw:line><draw:line draw:style-name="gr143" draw:text-style-name="P102" svg:x1="4.574cm" svg:y1="0.39cm" svg:x2="3.189cm" svg:y2="1.79cm"><text:p/></draw:line><draw:line draw:style-name="gr143" draw:text-style-name="P102" svg:x1="4.572cm" svg:y1="0.39cm" svg:x2="5.957cm" svg:y2="1.79cm"><text:p/></draw:line></draw:g><text:span text:style-name="_5f_livret"><text:span text:style-name="T50"/></text:span></text:p>
      <text:p text:style-name="P31"><text:span text:style-name="_5f_livret"><text:span text:style-name="T50"/></text:span></text:p>
      <text:p text:style-name="P31"><text:span text:style-name="_5f_livret"><text:span text:style-name="T50"/></text:span></text:p>
      <text:p text:style-name="P31"><text:span text:style-name="_5f_livret"><text:span text:style-name="T50"/></text:span></text:p>
      <text:p text:style-name="P31"><text:span text:style-name="_5f_livret"><text:span text:style-name="T50"/></text:span></text:p>
      <text:p text:style-name="P31"><text:span text:style-name="_5f_livret"><text:span text:style-name="T50"/></text:span></text:p>
      <text:p text:style-name="P31"><text:span text:style-name="_5f_livret"><text:span text:style-name="T50"/></text:span></text:p>
      <text:p text:style-name="P31"><text:span text:style-name="_5f_livret"><text:span text:style-name="T50"/></text:span></text:p>
      <text:p text:style-name="P31"><text:span text:style-name="_5f_livret"><text:span text:style-name="T50"/></text:span></text:p>
      <text:p text:style-name="P31"><text:span text:style-name="_5f_livret"><text:span text:style-name="T50"/></text:span></text:p>
      <text:list xml:id="list170053704910839" text:continue-numbering="true" text:style-name="Num_5f_Exo">
        <text:list-item>
          <text:p text:style-name="P79"><text:span text:style-name="_5f_livret"><text:span text:style-name="T50"> Construis le patron d’un cylindre de hauteur </text:span></text:span><text:span text:style-name="_5f_livret"><text:span text:style-name="T45">4</text:span></text:span><text:span text:style-name="_5f_livret"><text:span text:style-name="T50"> cm et de diamètre </text:span></text:span><text:span text:style-name="_5f_livret"><text:span text:style-name="T45">3</text:span></text:span><text:span text:style-name="_5f_livret"><text:span text:style-name="T50"> cm.</text:span></text:span></text:p>
          <text:p text:style-name="P80"><text:span text:style-name="_5f_livret"><text:span text:style-name="T50"/></text:span></text:p>
        </text:list-item>
      </text:list>
      <text:p text:style-name="P33"><text:span text:style-name="_5f_livret"><text:span text:style-name="T50"/></text:span></text:p>
      <text:p text:style-name="P33"><text:span text:style-name="_5f_livret"><text:span text:style-name="T50"/></text:span></text:p>
      <text:p text:style-name="P33"><text:span text:style-name="_5f_livret"><text:span text:style-name="T50"/></text:span></text:p>
      <text:p text:style-name="P33"><text:span text:style-name="_5f_livret"><text:span text:style-name="T50"/></text:span></text:p>
      <text:p text:style-name="P33"><text:span text:style-name="_5f_livret"><text:span text:style-name="T50"/></text:span></text:p>
      <text:p text:style-name="P33"><text:span text:style-name="_5f_livret"><text:span text:style-name="T50"/></text:span></text:p>
      <text:p text:style-name="P33"><text:span text:style-name="_5f_livret"><text:span text:style-name="T50"/></text:span></text:p>
      <text:p text:style-name="P33"><text:span text:style-name="_5f_livret"><text:span text:style-name="T50"/></text:span></text:p>
      <text:p text:style-name="P33"><text:span text:style-name="_5f_livret"><text:span text:style-name="T50"/></text:span></text:p>
      <text:p text:style-name="P33"><text:span text:style-name="_5f_livret"><text:span text:style-name="T50"/></text:span></text:p>
      <text:p text:style-name="P33"><text:span text:style-name="_5f_livret"><text:span text:style-name="T50"/></text:span></text:p>
      <text:p text:style-name="P33"><text:span text:style-name="_5f_livret"><text:span text:style-name="T50"/></text:span></text:p>
      <text:list xml:id="list170052684778778" text:continue-numbering="true" text:style-name="Num_5f_Exo">
        <text:list-item>
          <text:p text:style-name="P81"><text:span text:style-name="_5f_livret"><text:span text:style-name="T50"> </text:span></text:span><text:span text:style-name="_5f_livret"><text:span text:style-name="T52">Soit un cube RSTUMNVH </text:span></text:span><text:span text:style-name="T74">de côté 2 cm. </text:span><text:span text:style-name="T75">Construis le </text:span><text:span text:style-name="_5f_livret"><text:span text:style-name="T53">patron de la pyramide SNRUV</text:span></text:span><text:span text:style-name="_5f_livret"><text:span text:style-name="T52">.</text:span></text:span></text:p>
        </text:list-item>
      </text:list>
      <text:p text:style-name="P32"><draw:g text:anchor-type="paragraph" draw:z-index="23" draw:name="Forme10" draw:style-name="gr49"><draw:frame draw:style-name="gr115" draw:text-style-name="P121" svg:width="0.733cm" svg:height="0.675cm" svg:x="5.001cm" svg:y="0.958cm"><draw:text-box><text:p text:style-name="P120"><text:span text:style-name="T82">S</text:span></text:p></draw:text-box></draw:frame><draw:frame draw:style-name="gr116" draw:text-style-name="P122" svg:width="0.805cm" svg:height="0.717cm" svg:x="2.662cm" svg:y="3.002cm"><draw:text-box><text:p text:style-name="P120"><text:span text:style-name="T83">V</text:span></text:p></draw:text-box></draw:frame><draw:line draw:style-name="gr117" draw:text-style-name="P123" svg:x1="3.888cm" svg:y1="0.736cm" svg:x2="5.796cm" svg:y2="0.736cm"><text:p/></draw:line><draw:line draw:style-name="gr118" draw:text-style-name="P124" svg:x1="5.795cm" svg:y1="0.736cm" svg:x2="5.795cm" svg:y2="2.652cm"><text:p/></draw:line><draw:frame draw:style-name="gr119" draw:text-style-name="P125" svg:width="0.81cm" svg:height="0.719cm" svg:x="5.555cm" svg:y="0.258cm"><draw:text-box><text:p text:style-name="P120"><text:span text:style-name="T82">R</text:span></text:p></draw:text-box></draw:frame><draw:frame draw:style-name="gr120" draw:text-style-name="P126" svg:width="0.874cm" svg:height="0.717cm" svg:x="3.209cm" svg:y="0.247cm"><draw:text-box><text:p text:style-name="P120"><text:span text:style-name="T82">M</text:span></text:p></draw:text-box></draw:frame><draw:line draw:style-name="gr121" draw:text-style-name="P127" svg:x1="3.216cm" svg:y1="1.214cm" svg:x2="3.216cm" svg:y2="3.13cm"><text:p/></draw:line><draw:line draw:style-name="gr122" draw:text-style-name="P128" svg:x1="5.127cm" svg:y1="1.214cm" svg:x2="5.127cm" svg:y2="3.13cm"><text:p/></draw:line><draw:line draw:style-name="gr123" draw:text-style-name="P129" svg:x1="3.214cm" svg:y1="1.201cm" svg:x2="5.129cm" svg:y2="1.215cm"><text:p/></draw:line><draw:line draw:style-name="gr124" draw:text-style-name="P130" svg:x1="3.216cm" svg:y1="3.129cm" svg:x2="5.127cm" svg:y2="3.129cm"><text:p/></draw:line><draw:line draw:style-name="gr125" draw:text-style-name="P131" svg:x1="5.104cm" svg:y1="1.216cm" svg:x2="5.81cm" svg:y2="0.736cm"><text:p/></draw:line><draw:line draw:style-name="gr126" draw:text-style-name="P132" svg:x1="5.104cm" svg:y1="3.131cm" svg:x2="5.81cm" svg:y2="2.651cm"><text:p/></draw:line><draw:line draw:style-name="gr127" draw:text-style-name="P133" svg:x1="3.193cm" svg:y1="1.216cm" svg:x2="3.9cm" svg:y2="0.736cm"><text:p/></draw:line><draw:line draw:style-name="gr128" draw:text-style-name="P134" svg:x1="3.193cm" svg:y1="3.131cm" svg:x2="3.9cm" svg:y2="2.651cm"><text:p/></draw:line><draw:line draw:style-name="gr129" draw:text-style-name="P135" svg:x1="3.888cm" svg:y1="2.651cm" svg:x2="5.796cm" svg:y2="2.651cm"><text:p/></draw:line><draw:line draw:style-name="gr130" draw:text-style-name="P136" svg:x1="3.888cm" svg:y1="0.736cm" svg:x2="3.888cm" svg:y2="2.652cm"><text:p/></draw:line><draw:frame draw:style-name="gr131" draw:text-style-name="P137" svg:width="0.828cm" svg:height="0.719cm" svg:x="2.6cm" svg:y="0.84cm"><draw:text-box><text:p text:style-name="P120"><text:span text:style-name="T82">N</text:span></text:p></draw:text-box></draw:frame><draw:frame draw:style-name="gr132" draw:text-style-name="P138" svg:width="0.828cm" svg:height="0.719cm" svg:x="3.755cm" svg:y="2.141cm"><draw:text-box><text:p text:style-name="P120"><text:span text:style-name="T82">H</text:span></text:p></draw:text-box></draw:frame><draw:frame draw:style-name="gr133" draw:text-style-name="P139" svg:width="0.779cm" svg:height="0.717cm" svg:x="4.868cm" svg:y="3.043cm"><draw:text-box><text:p text:style-name="P120"><text:span text:style-name="T82">T</text:span></text:p></draw:text-box></draw:frame><draw:line draw:style-name="gr134" draw:text-style-name="P140" svg:x1="5.769cm" svg:y1="0.743cm" svg:x2="3.228cm" svg:y2="1.2cm"><text:p/></draw:line><draw:line draw:style-name="gr135" draw:text-style-name="P140" svg:x1="5.769cm" svg:y1="2.658cm" svg:x2="3.216cm" svg:y2="3.099cm"><text:p/></draw:line><draw:frame draw:style-name="gr136" draw:text-style-name="P141" svg:width="0.825cm" svg:height="0.717cm" svg:x="5.616cm" svg:y="2.272cm"><draw:text-box><text:p text:style-name="P120"><text:span text:style-name="T82">U</text:span></text:p></draw:text-box></draw:frame><draw:line draw:style-name="gr137" draw:text-style-name="P110" svg:x1="5.125cm" svg:y1="1.219cm" svg:x2="3.216cm" svg:y2="3.087cm"><text:p/></draw:line><draw:line draw:style-name="gr137" draw:text-style-name="P110" svg:x1="5.125cm" svg:y1="1.247cm" svg:x2="5.79cm" svg:y2="2.658cm"><text:p/></draw:line></draw:g><text:span text:style-name="_5f_livret"><text:span text:style-name="T50"/></text:span></text:p>
      <text:p text:style-name="P32"><text:span text:style-name="_5f_livret"><text:span text:style-name="T50"/></text:span></text:p>
      <text:p text:style-name="P32"><text:span text:style-name="_5f_livret"><text:span text:style-name="T50"/></text:span></text:p>
      <text:p text:style-name="P32"><text:span text:style-name="_5f_livret"><text:span text:style-name="T50"/></text:span></text:p>
      <text:p text:style-name="P32"><text:span text:style-name="_5f_livret"><text:span text:style-name="T50"/></text:span></text:p>
      <text:p text:style-name="P32"><text:span text:style-name="_5f_livret"><text:span text:style-name="T50"/></text:span></text:p>
      <text:list xml:id="list170053949396661" text:continue-numbering="true" text:style-name="Num_5f_Exo">
        <text:list-header>
          <text:p text:style-name="P81"><text:span text:style-name="_5f_livret"><text:span text:style-name="T50"/></text:span></text:p>
          <text:p text:style-name="P81"><text:span text:style-name="_5f_livret"><text:span text:style-name="T50"/></text:span></text:p>
          <text:p text:style-name="P81"><text:span text:style-name="_5f_livret"><text:span text:style-name="T50"/></text:span></text:p>
          <text:p text:style-name="P81"><text:span text:style-name="_5f_livret"><text:span text:style-name="T50"/></text:span></text:p>
        </text:list-header>
      </text:list>
      <text:p text:style-name="P32"><text:span text:style-name="_5f_livret"><text:span text:style-name="T50"/></text:span></text:p>
      <text:p text:style-name="P38"><text:span text:style-name="_5f_livret"><text:span text:style-name="T50"/></text:span></text:p>
      <text:list xml:id="list170053585951939" text:continue-numbering="true" text:style-name="Num_5f_Exo">
        <text:list-header>
          <text:p text:style-name="P71"><text:span text:style-name="_5f_livret"><text:span text:style-name="T50"/></text:span></text:p>
        </text:list-header>
        <text:list-item>
          <text:p text:style-name="P71"><text:soft-page-break/><text:span text:style-name="_5f_livret"><text:span text:style-name="T45"> </text:span></text:span><text:span text:style-name="T54">On a dessiné un chemin en rouge sur cette représentation en perspective d’un prisme droit.</text:span></text:p>
        </text:list-item>
      </text:list>
      <text:p text:style-name="P34"><draw:g text:anchor-type="paragraph" draw:z-index="25" draw:name="Forme10" draw:style-name="gr49"><draw:g draw:style-name="gr63"><draw:line draw:style-name="gr106" draw:text-style-name="P102" svg:x1="6.857cm" svg:y1="1.61cm" svg:x2="3.857cm" svg:y2="1.61cm"><text:p/></draw:line><draw:line draw:style-name="gr107" draw:text-style-name="P118" svg:x1="2.456cm" svg:y1="2.234cm" svg:x2="5.459cm" svg:y2="2.234cm"><text:p/></draw:line><draw:line draw:style-name="gr107" draw:text-style-name="P118" svg:x1="2.456cm" svg:y1="2.236cm" svg:x2="3.953cm" svg:y2="0.739cm"><text:p/></draw:line><draw:line draw:style-name="gr107" draw:text-style-name="P118" svg:x1="3.953cm" svg:y1="0.726cm" svg:x2="5.469cm" svg:y2="2.242cm"><text:p/></draw:line><draw:line draw:style-name="gr108" draw:text-style-name="P118" svg:x1="3.838cm" svg:y1="1.618cm" svg:x2="5.335cm" svg:y2="0.121cm"><text:p/></draw:line><draw:line draw:style-name="gr107" draw:text-style-name="P118" svg:x1="5.333cm" svg:y1="0.111cm" svg:x2="6.849cm" svg:y2="1.627cm"><text:p/></draw:line><draw:line draw:style-name="gr107" draw:text-style-name="P118" svg:x1="3.95cm" svg:y1="0.743cm" svg:x2="5.344cm" svg:y2="0.111cm"><text:p/></draw:line><draw:line draw:style-name="gr108" draw:text-style-name="P118" svg:x1="2.463cm" svg:y1="2.24cm" svg:x2="3.857cm" svg:y2="1.608cm"><text:p/></draw:line><draw:line draw:style-name="gr107" draw:text-style-name="P118" svg:x1="5.452cm" svg:y1="2.24cm" svg:x2="6.846cm" svg:y2="1.608cm"><text:p/></draw:line><draw:custom-shape draw:style-name="gr109" draw:text-style-name="P100" svg:width="0.202cm" svg:height="0.202cm" svg:x="3.956cm" svg:y="2.028cm"><text:p/><draw:enhanced-geometry svg:viewBox="0 0 21600 21600" draw:type="rectangle" draw:enhanced-path="M 0 0 L 21600 0 21600 21600 0 21600 0 0 Z N"/></draw:custom-shape><draw:line draw:style-name="gr106" draw:text-style-name="P102" svg:x1="6.857cm" svg:y1="1.61cm" svg:x2="3.957cm" svg:y2="2.21cm"><text:p/></draw:line><draw:line draw:style-name="gr106" draw:text-style-name="P102" svg:x1="3.957cm" svg:y1="0.71cm" svg:x2="3.857cm" svg:y2="1.61cm"><text:p/></draw:line><draw:line draw:style-name="gr110" draw:text-style-name="P102" svg:x1="3.957cm" svg:y1="0.731cm" svg:x2="3.957cm" svg:y2="2.231cm"><text:p/></draw:line></draw:g><draw:frame draw:style-name="gr111" draw:text-style-name="P119" svg:width="1.101cm" svg:height="0.701cm" svg:x="4.357cm" svg:y="1.109cm"><draw:text-box><text:p text:style-name="P106"><text:span text:style-name="T81">/</text:span></text:p></draw:text-box></draw:frame><draw:frame draw:style-name="gr111" draw:text-style-name="P119" svg:width="1.101cm" svg:height="0.701cm" svg:x="2.956cm" svg:y="1.109cm"><draw:text-box><text:p text:style-name="P106"><text:span text:style-name="T81">/</text:span></text:p></draw:text-box></draw:frame><draw:line draw:style-name="gr112" draw:text-style-name="P102" svg:x1="2.457cm" svg:y1="2.41cm" svg:x2="5.457cm" svg:y2="2.41cm"><text:p/></draw:line><draw:frame draw:style-name="gr113" draw:text-style-name="P119" svg:width="1.301cm" svg:height="0.659cm" svg:x="3.357cm" svg:y="2.409cm"><draw:text-box><text:p text:style-name="P106"><text:span text:style-name="T81">3 cm</text:span></text:p></draw:text-box></draw:frame><draw:frame draw:style-name="gr113" draw:text-style-name="P119" svg:width="1.601cm" svg:height="0.659cm" draw:transform="rotate (0.792379480405426) translate (2.16605555555556cm 1.57515277777778cm)"><draw:text-box><text:p text:style-name="P106"><text:span text:style-name="T81">2,5 cm</text:span></text:p></draw:text-box></draw:frame><draw:frame draw:style-name="gr113" draw:text-style-name="P119" svg:width="1.301cm" svg:height="0.659cm" draw:transform="rotate (0.470366233412472) translate (5.60563888888889cm 2.13430555555556cm)"><draw:text-box><text:p text:style-name="P106"><text:span text:style-name="T81">6 cm</text:span></text:p></draw:text-box></draw:frame></draw:g></text:p>
      <text:p text:style-name="P34"/>
      <text:p text:style-name="P34"/>
      <text:p text:style-name="P34"/>
      <text:p text:style-name="P37"/>
      <text:p text:style-name="P30"><text:span text:style-name="T47">C</text:span><text:span text:style-name="T48">onstruis le patron de ce prisme et reproduis l</text:span><text:span text:style-name="T60">e chemin sur celui-ci.</text:span></text:p>
      <text:p text:style-name="P34"/>
      <text:p text:style-name="P34"/>
      <text:p text:style-name="P34"/>
      <text:p text:style-name="P34"/>
      <text:p text:style-name="P34"/>
      <text:p text:style-name="P87"/>
      <text:p text:style-name="P34"/>
      <text:p text:style-name="P34"/>
      <text:p text:style-name="P34"/>
      <text:p text:style-name="P34"/>
      <text:p text:style-name="P34"/>
      <text:p text:style-name="P43"/>
      <text:p text:style-name="P34"/>
      <text:p text:style-name="P34"/>
      <text:list xml:id="list170053157467845" text:continue-numbering="true" text:style-name="Num_5f_Exo">
        <text:list-item>
          <text:p text:style-name="P62"><text:span text:style-name="T16"> </text:span><text:span text:style-name="T20">Pour chacune des figures proposées, indique s’il s’agit d’une vue du dessus, </text:span><text:span text:style-name="T21">un</text:span><text:span text:style-name="T22">e</text:span><text:span text:style-name="T21"> vue </text:span><text:span text:style-name="T20">de dessous, </text:span><text:span text:style-name="T21">un</text:span><text:span text:style-name="T22">e</text:span><text:span text:style-name="T21"> vue </text:span><text:span text:style-name="T20">de gauche ou </text:span><text:span text:style-name="T21">une vue </text:span><text:span text:style-name="T20">de droite </text:span><text:span text:style-name="T22">du solide </text:span><text:span text:style-name="T23">représenté</text:span><text:span text:style-name="T24">.</text:span></text:p>
        </text:list-item>
      </text:list>
      <text:p text:style-name="P40"><draw:g text:anchor-type="paragraph" draw:z-index="34" draw:name="Forme12" draw:style-name="gr1"><draw:line draw:style-name="gr2" draw:text-style-name="P97" svg:x1="0.469cm" svg:y1="0.864cm" svg:x2="1.41cm" svg:y2="1.326cm"><text:p/></draw:line><draw:line draw:style-name="gr3" draw:text-style-name="P97" svg:x1="0.469cm" svg:y1="3.635cm" svg:x2="2.351cm" svg:y2="4.558cm"><text:p/></draw:line><draw:line draw:style-name="gr4" draw:text-style-name="P97" svg:x1="0.469cm" svg:y1="0.864cm" svg:x2="0.469cm" svg:y2="3.634cm"><text:p/></draw:line><draw:line draw:style-name="gr5" draw:text-style-name="P97" svg:x1="1.411cm" svg:y1="1.325cm" svg:x2="1.411cm" svg:y2="3.172cm"><text:p/></draw:line><draw:line draw:style-name="gr6" draw:text-style-name="P97" svg:x1="1.411cm" svg:y1="0.402cm" svg:x2="2.352cm" svg:y2="0.864cm"><text:p/></draw:line><draw:line draw:style-name="gr7" draw:text-style-name="P97" svg:x1="1.411cm" svg:y1="3.172cm" svg:x2="2.352cm" svg:y2="3.634cm"><text:p/></draw:line><draw:line draw:style-name="gr8" draw:text-style-name="P97" svg:x1="1.411cm" svg:y1="1.326cm" svg:x2="2.352cm" svg:y2="0.864cm"><text:p/></draw:line><draw:line draw:style-name="gr9" draw:text-style-name="P97" svg:x1="2.352cm" svg:y1="2.707cm" svg:x2="3.293cm" svg:y2="3.169cm"><text:p/></draw:line><draw:line draw:style-name="gr10" draw:text-style-name="P97" svg:x1="2.352cm" svg:y1="0.864cm" svg:x2="2.352cm" svg:y2="2.711cm"><text:p/></draw:line><draw:line draw:style-name="gr11" draw:text-style-name="P97" svg:x1="0.469cm" svg:y1="0.864cm" svg:x2="1.41cm" svg:y2="0.402cm"><text:p/></draw:line><draw:line draw:style-name="gr12" draw:text-style-name="P97" svg:x1="2.352cm" svg:y1="3.634cm" svg:x2="3.293cm" svg:y2="3.172cm"><text:p/></draw:line><draw:line draw:style-name="gr13" draw:text-style-name="P97" svg:x1="2.352cm" svg:y1="4.558cm" svg:x2="3.293cm" svg:y2="4.096cm"><text:p/></draw:line><draw:line draw:style-name="gr14" draw:text-style-name="P97" svg:x1="2.352cm" svg:y1="4.558cm" svg:x2="2.352cm" svg:y2="3.635cm"><text:p/></draw:line><draw:line draw:style-name="gr15" draw:text-style-name="P97" svg:x1="3.293cm" svg:y1="4.095cm" svg:x2="3.293cm" svg:y2="3.172cm"><text:p/></draw:line><draw:line draw:style-name="gr16" draw:text-style-name="P97" svg:x1="5.18cm" svg:y1="0.864cm" svg:x2="5.18cm" svg:y2="3.634cm"><text:p/></draw:line><draw:line draw:style-name="gr17" draw:text-style-name="P97" svg:x1="6.116cm" svg:y1="0.864cm" svg:x2="6.116cm" svg:y2="2.711cm"><text:p/></draw:line><draw:line draw:style-name="gr18" draw:text-style-name="P97" svg:x1="7.056cm" svg:y1="2.707cm" svg:x2="7.056cm" svg:y2="3.63cm"><text:p/></draw:line><draw:line draw:style-name="gr19" draw:text-style-name="P97" svg:x1="5.18cm" svg:y1="3.635cm" svg:x2="7.062cm" svg:y2="3.635cm"><text:p/></draw:line><draw:line draw:style-name="gr20" draw:text-style-name="P97" svg:x1="6.116cm" svg:y1="2.707cm" svg:x2="7.057cm" svg:y2="2.707cm"><text:p/></draw:line><draw:line draw:style-name="gr21" draw:text-style-name="P97" svg:x1="5.18cm" svg:y1="0.864cm" svg:x2="6.121cm" svg:y2="0.864cm"><text:p/></draw:line><draw:frame draw:style-name="gr22" draw:text-style-name="P99" svg:width="3.296cm" svg:height="1.655cm" svg:x="4.703cm" svg:y="3.478cm"><draw:text-box><text:p text:style-name="P98"><text:span text:style-name="T77">Vue de </text:span><text:span text:style-name="T78">…………..……</text:span></text:p></draw:text-box></draw:frame><draw:line draw:style-name="gr23" draw:text-style-name="P97" svg:x1="0.469cm" svg:y1="6.404cm" svg:x2="2.351cm" svg:y2="6.404cm"><text:p/></draw:line><draw:line draw:style-name="gr24" draw:text-style-name="P97" svg:x1="0.469cm" svg:y1="7.327cm" svg:x2="2.351cm" svg:y2="7.327cm"><text:p/></draw:line><draw:line draw:style-name="gr25" draw:text-style-name="P97" svg:x1="5.18cm" svg:y1="6.404cm" svg:x2="7.062cm" svg:y2="6.404cm"><text:p/></draw:line><draw:line draw:style-name="gr26" draw:text-style-name="P97" svg:x1="5.18cm" svg:y1="7.327cm" svg:x2="7.062cm" svg:y2="7.327cm"><text:p/></draw:line><draw:line draw:style-name="gr27" draw:text-style-name="P97" svg:x1="7.056cm" svg:y1="6.404cm" svg:x2="7.056cm" svg:y2="7.327cm"><text:p/></draw:line><draw:line draw:style-name="gr28" draw:text-style-name="P97" svg:x1="6.116cm" svg:y1="6.404cm" svg:x2="6.116cm" svg:y2="7.327cm"><text:p/></draw:line><draw:line draw:style-name="gr29" draw:text-style-name="P97" svg:x1="5.18cm" svg:y1="6.404cm" svg:x2="5.18cm" svg:y2="7.327cm"><text:p/></draw:line><draw:line draw:style-name="gr30" draw:text-style-name="P97" svg:x1="2.352cm" svg:y1="6.404cm" svg:x2="2.352cm" svg:y2="7.327cm"><text:p/></draw:line><draw:line draw:style-name="gr31" draw:text-style-name="P97" svg:x1="0.469cm" svg:y1="6.404cm" svg:x2="0.469cm" svg:y2="7.327cm"><text:p/></draw:line><draw:frame draw:style-name="gr32" draw:text-style-name="P99" svg:width="3.296cm" svg:height="1.655cm" svg:x="4.703cm" svg:y="7.177cm"><draw:text-box><text:p text:style-name="P98"><text:span text:style-name="T77">Vue de </text:span><text:span text:style-name="T78">…………..……</text:span></text:p></draw:text-box></draw:frame><draw:frame draw:style-name="gr33" draw:text-style-name="P99" svg:width="3.297cm" svg:height="1.655cm" svg:x="0.002cm" svg:y="7.177cm"><draw:text-box><text:p text:style-name="P98"><text:span text:style-name="T77">Vue de </text:span><text:span text:style-name="T78">…………..……</text:span></text:p></draw:text-box></draw:frame></draw:g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70053403830451" text:continue-numbering="true" text:style-name="Num_5f_Exo">
        <text:list-item>
          <text:h text:style-name="P93" text:outline-level="1"><draw:g text:anchor-type="paragraph" draw:z-index="28" draw:name="Forme15" draw:style-name="gr56"><draw:ellipse draw:style-name="gr57" draw:text-style-name="P103" svg:width="1.791cm" svg:height="1.629cm" svg:x="7.398cm" svg:y="1.14cm" draw:kind="arc" draw:start-angle="180" draw:end-angle="359"><text:p/></draw:ellipse><draw:line draw:style-name="gr58" draw:text-style-name="P103" svg:x1="7.397cm" svg:y1="1.951cm" svg:x2="8.289cm" svg:y2="0.167cm"><text:p/></draw:line><draw:line draw:style-name="gr59" draw:text-style-name="P103" svg:x1="8.292cm" svg:y1="0.167cm" svg:x2="9.183cm" svg:y2="1.966cm"><text:p/></draw:line><draw:custom-shape draw:style-name="gr60" draw:text-style-name="P104" svg:width="1.779cm" svg:height="0.385cm" svg:x="7.4cm" svg:y="1.78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1" draw:text-style-name="P105" svg:width="1.779cm" svg:height="0.382cm" svg:x="7.409cm" svg:y="1.784cm"><text:p/><draw:enhanced-geometry svg:viewBox="0 0 21600 21600" draw:mirror-vertical="true" draw:mirror-horizontal="false" draw:type="block-arc" draw:modifiers="-179.613999409691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draw:g><text:span text:style-name="T16"> </text:span><text:span text:style-name="T18">Un culbuto est un solide composé d’une demi-sphère surmontée d’un cône de révolution de même diamètre. Le diamètre du cône est de </text:span><text:span text:style-name="T19">4</text:span><text:span text:style-name="T18"> cm et sa hauteur de 3,6 cm.</text:span></text:h>
          <text:h text:style-name="P94" text:outline-level="1">Construis en vraie grandeur une vue de côté puis une vue de dessous de ce culbuto.</text:h>
        </text:list-item>
      </text:list>
      <text:section text:style-name="Sect1" text:name="Section8">
        <text:h text:style-name="P95" text:outline-level="1"/>
        <text:h text:style-name="P95" text:outline-level="1"/>
        <text:h text:style-name="P95" text:outline-level="1"/>
        <text:h text:style-name="P95" text:outline-level="1"/>
        <text:h text:style-name="P95" text:outline-level="1"/>
        <text:h text:style-name="P95" text:outline-level="1"/>
        <text:h text:style-name="P95" text:outline-level="1"/>
        <text:h text:style-name="P95" text:outline-level="1"/>
        <text:h text:style-name="P95" text:outline-level="1"/>
        <text:h text:style-name="P95" text:outline-level="1"/>
        <text:h text:style-name="P95" text:outline-level="1"/>
        <text:h text:style-name="P95" text:outline-level="1"/>
        <text:h text:style-name="P96" text:outline-level="1"/>
        <text:h text:style-name="P96" text:outline-level="1"/>
        <text:h text:style-name="P96" text:outline-level="1"/>
        <text:h text:style-name="P96" text:outline-level="1"/>
        <text:h text:style-name="P96" text:outline-level="1"/>
        <text:h text:style-name="P96" text:outline-level="1"/>
        <text:h text:style-name="P96" text:outline-level="1"/>
        <text:h text:style-name="P96" text:outline-level="1"/>
        <text:h text:style-name="P96" text:outline-level="1"/>
        <text:h text:style-name="P96" text:outline-level="1"/>
        <text:h text:style-name="P96" text:outline-level="1"/>
        <text:h text:style-name="P96" text:outline-level="1"/>
      </text:section>
      <text:list xml:id="list170052744376275" text:continue-numbering="true" text:style-name="Num_5f_Exo">
        <text:list-item>
          <text:h text:style-name="P92" text:outline-level="1"><text:span text:style-name="T16"> P</text:span><text:span text:style-name="T17">ropose trois solides dont le schéma ci-après est une vue de dessus, mais qui ont des vues de côtés différentes.</text:span></text:h>
        </text:list-item>
      </text:list>
      <text:p text:style-name="P35"><draw:g text:anchor-type="paragraph" draw:z-index="24" draw:name="Forme13" draw:style-name="gr49"><draw:line draw:style-name="gr114" draw:text-style-name="P97" svg:x1="2.824cm" svg:y1="0.203cm" svg:x2="5.824cm" svg:y2="0.203cm"><text:p/></draw:line><draw:line draw:style-name="gr114" draw:text-style-name="P97" svg:x1="2.824cm" svg:y1="1.203cm" svg:x2="5.824cm" svg:y2="1.203cm"><text:p/></draw:line><draw:line draw:style-name="gr114" draw:text-style-name="P97" svg:x1="5.824cm" svg:y1="0.203cm" svg:x2="5.824cm" svg:y2="1.203cm"><text:p/></draw:line><draw:line draw:style-name="gr114" draw:text-style-name="P97" svg:x1="3.824cm" svg:y1="0.203cm" svg:x2="3.824cm" svg:y2="1.203cm"><text:p/></draw:line><draw:line draw:style-name="gr114" draw:text-style-name="P97" svg:x1="2.824cm" svg:y1="0.203cm" svg:x2="2.824cm" svg:y2="1.203cm"><text:p/></draw:line></draw:g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pan text:style-name="_5f_livret"><text:span text:style-name="T50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6" svg:font-family="'Bitstream Vera Sans'" style:font-adornments="Normal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606" draw:display-name="Gradient 1606" draw:style="linear" draw:start-color="#000000" draw:end-color="#ffffff" draw:start-intensity="100%" draw:end-intensity="100%" draw:angle="0" draw:border="0%"/>
    <draw:gradient draw:name="Gradient_20_1607" draw:display-name="Gradient 1607" draw:style="linear" draw:start-color="#000000" draw:end-color="#ffffff" draw:start-intensity="100%" draw:end-intensity="100%" draw:angle="0" draw:border="0%"/>
    <draw:gradient draw:name="Gradient_20_1608" draw:display-name="Gradient 1608" draw:style="linear" draw:start-color="#000000" draw:end-color="#ffffff" draw:start-intensity="100%" draw:end-intensity="100%" draw:angle="0" draw:border="0%"/>
    <draw:gradient draw:name="Gradient_20_1609" draw:display-name="Gradient 1609" draw:style="linear" draw:start-color="#000000" draw:end-color="#ffffff" draw:start-intensity="100%" draw:end-intensity="100%" draw:angle="0" draw:border="0%"/>
    <draw:gradient draw:name="Gradient_20_1610" draw:display-name="Gradient 1610" draw:style="linear" draw:start-color="#000000" draw:end-color="#ffffff" draw:start-intensity="100%" draw:end-intensity="100%" draw:angle="0" draw:border="0%"/>
    <draw:gradient draw:name="Gradient_20_1611" draw:display-name="Gradient 1611" draw:style="linear" draw:start-color="#000000" draw:end-color="#ffffff" draw:start-intensity="100%" draw:end-intensity="100%" draw:angle="0" draw:border="0%"/>
    <draw:gradient draw:name="Gradient_20_1612" draw:display-name="Gradient 1612" draw:style="linear" draw:start-color="#000000" draw:end-color="#ffffff" draw:start-intensity="100%" draw:end-intensity="100%" draw:angle="0" draw:border="0%"/>
    <draw:gradient draw:name="Gradient_20_1613" draw:display-name="Gradient 1613" draw:style="linear" draw:start-color="#000000" draw:end-color="#ffffff" draw:start-intensity="100%" draw:end-intensity="100%" draw:angle="0" draw:border="0%"/>
    <draw:gradient draw:name="Gradient_20_1614" draw:display-name="Gradient 1614" draw:style="linear" draw:start-color="#000000" draw:end-color="#ffffff" draw:start-intensity="100%" draw:end-intensity="100%" draw:angle="0" draw:border="0%"/>
    <draw:gradient draw:name="Gradient_20_1615" draw:display-name="Gradient 1615" draw:style="linear" draw:start-color="#000000" draw:end-color="#ffffff" draw:start-intensity="100%" draw:end-intensity="100%" draw:angle="0" draw:border="0%"/>
    <draw:gradient draw:name="Gradient_20_1616" draw:display-name="Gradient 1616" draw:style="linear" draw:start-color="#000000" draw:end-color="#ffffff" draw:start-intensity="100%" draw:end-intensity="100%" draw:angle="0" draw:border="0%"/>
    <draw:gradient draw:name="Gradient_20_1617" draw:display-name="Gradient 1617" draw:style="linear" draw:start-color="#000000" draw:end-color="#ffffff" draw:start-intensity="100%" draw:end-intensity="100%" draw:angle="0" draw:border="0%"/>
    <draw:gradient draw:name="Gradient_20_1618" draw:display-name="Gradient 1618" draw:style="linear" draw:start-color="#000000" draw:end-color="#ffffff" draw:start-intensity="100%" draw:end-intensity="100%" draw:angle="0" draw:border="0%"/>
    <draw:gradient draw:name="Gradient_20_1619" draw:display-name="Gradient 1619" draw:style="linear" draw:start-color="#000000" draw:end-color="#ffffff" draw:start-intensity="100%" draw:end-intensity="100%" draw:angle="0" draw:border="0%"/>
    <draw:gradient draw:name="Gradient_20_1620" draw:display-name="Gradient 1620" draw:style="linear" draw:start-color="#000000" draw:end-color="#ffffff" draw:start-intensity="100%" draw:end-intensity="100%" draw:angle="0" draw:border="0%"/>
    <draw:gradient draw:name="Gradient_20_1621" draw:display-name="Gradient 1621" draw:style="linear" draw:start-color="#000000" draw:end-color="#ffffff" draw:start-intensity="100%" draw:end-intensity="100%" draw:angle="0" draw:border="0%"/>
    <draw:gradient draw:name="Gradient_20_1622" draw:display-name="Gradient 1622" draw:style="linear" draw:start-color="#000000" draw:end-color="#ffffff" draw:start-intensity="100%" draw:end-intensity="100%" draw:angle="0" draw:border="0%"/>
    <draw:gradient draw:name="Gradient_20_1623" draw:display-name="Gradient 1623" draw:style="linear" draw:start-color="#000000" draw:end-color="#ffffff" draw:start-intensity="100%" draw:end-intensity="100%" draw:angle="0" draw:border="0%"/>
    <draw:gradient draw:name="Gradient_20_1624" draw:display-name="Gradient 1624" draw:style="linear" draw:start-color="#000000" draw:end-color="#ffffff" draw:start-intensity="100%" draw:end-intensity="100%" draw:angle="0" draw:border="0%"/>
    <draw:gradient draw:name="Gradient_20_1625" draw:display-name="Gradient 1625" draw:style="linear" draw:start-color="#000000" draw:end-color="#ffffff" draw:start-intensity="100%" draw:end-intensity="100%" draw:angle="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4905" draw:display-name="Hatch 4905" draw:style="single" draw:color="#000000" draw:distance="0.003cm" draw:rotation="0"/>
    <draw:hatch draw:name="Hatch_20_4906" draw:display-name="Hatch 4906" draw:style="single" draw:color="#000000" draw:distance="0.003cm" draw:rotation="0"/>
    <draw:hatch draw:name="Hatch_20_4907" draw:display-name="Hatch 4907" draw:style="single" draw:color="#000000" draw:distance="0.003cm" draw:rotation="0"/>
    <draw:hatch draw:name="Hatch_20_4908" draw:display-name="Hatch 4908" draw:style="single" draw:color="#000000" draw:distance="0.003cm" draw:rotation="0"/>
    <draw:hatch draw:name="Hatch_20_4909" draw:display-name="Hatch 4909" draw:style="single" draw:color="#000000" draw:distance="0.003cm" draw:rotation="0"/>
    <draw:hatch draw:name="Hatch_20_4910" draw:display-name="Hatch 4910" draw:style="single" draw:color="#000000" draw:distance="0.003cm" draw:rotation="0"/>
    <draw:hatch draw:name="Hatch_20_4911" draw:display-name="Hatch 4911" draw:style="single" draw:color="#000000" draw:distance="0.003cm" draw:rotation="0"/>
    <draw:hatch draw:name="Hatch_20_4912" draw:display-name="Hatch 4912" draw:style="single" draw:color="#000000" draw:distance="0.003cm" draw:rotation="0"/>
    <draw:hatch draw:name="Hatch_20_4913" draw:display-name="Hatch 4913" draw:style="single" draw:color="#000000" draw:distance="0.003cm" draw:rotation="0"/>
    <draw:hatch draw:name="Hatch_20_4914" draw:display-name="Hatch 4914" draw:style="single" draw:color="#000000" draw:distance="0.003cm" draw:rotation="0"/>
    <draw:hatch draw:name="Hatch_20_4915" draw:display-name="Hatch 4915" draw:style="single" draw:color="#000000" draw:distance="0.003cm" draw:rotation="0"/>
    <draw:hatch draw:name="Hatch_20_4916" draw:display-name="Hatch 4916" draw:style="single" draw:color="#000000" draw:distance="0.003cm" draw:rotation="0"/>
    <draw:hatch draw:name="Hatch_20_4917" draw:display-name="Hatch 4917" draw:style="single" draw:color="#000000" draw:distance="0.003cm" draw:rotation="0"/>
    <draw:hatch draw:name="Hatch_20_4918" draw:display-name="Hatch 4918" draw:style="single" draw:color="#000000" draw:distance="0.003cm" draw:rotation="0"/>
    <draw:hatch draw:name="Hatch_20_4919" draw:display-name="Hatch 4919" draw:style="single" draw:color="#000000" draw:distance="0.003cm" draw:rotation="0"/>
    <draw:hatch draw:name="Hatch_20_4920" draw:display-name="Hatch 4920" draw:style="single" draw:color="#000000" draw:distance="0.003cm" draw:rotation="0"/>
    <draw:hatch draw:name="Hatch_20_4921" draw:display-name="Hatch 4921" draw:style="single" draw:color="#000000" draw:distance="0.003cm" draw:rotation="0"/>
    <draw:hatch draw:name="Hatch_20_4922" draw:display-name="Hatch 4922" draw:style="single" draw:color="#000000" draw:distance="0.003cm" draw:rotation="0"/>
    <draw:hatch draw:name="Hatch_20_4923" draw:display-name="Hatch 4923" draw:style="single" draw:color="#000000" draw:distance="0.003cm" draw:rotation="0"/>
    <draw:hatch draw:name="Hatch_20_4924" draw:display-name="Hatch 4924" draw:style="single" draw:color="#000000" draw:distance="0.003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2cm" draw:dots2="1" draw:dots2-length="0.002cm" draw:distance="0.002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9" draw:display-name="Dashed (var) 4939" draw:style="rect" draw:dots1="1" draw:dots1-length="11%" draw:distance="11%"/>
    <draw:stroke-dash draw:name="Dashed_20__28_var_29__20_4940" draw:display-name="Dashed (var) 4940" draw:style="rect" draw:dots1="1" draw:dots1-length="63%" draw:distance="63%"/>
    <draw:stroke-dash draw:name="Dashed_20__28_var_29__20_4941" draw:display-name="Dashed (var) 4941" draw:style="rect" draw:dots1="1" draw:dots1-length="11%" draw:distance="11%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88" draw:display-name="Dashed (var) 5188" draw:style="rect" draw:dots1="1" draw:dots1-length="0.016cm" draw:dots2="1" draw:dots2-length="0.016cm" draw:distance="0.016cm"/>
    <draw:stroke-dash draw:name="Dashed_20__28_var_29__20_5189" draw:display-name="Dashed (var) 5189" draw:style="rect" draw:dots1="1" draw:dots1-length="0.016cm" draw:dots2="1" draw:dots2-length="0.016cm" draw:distance="0.016cm"/>
    <draw:stroke-dash draw:name="Dashed_20__28_var_29__20_5190" draw:display-name="Dashed (var) 5190" draw:style="rect" draw:dots1="1" draw:dots1-length="0.016cm" draw:dots2="1" draw:dots2-length="0.016cm" draw:distance="0.016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ect" draw:dots1="1" draw:dots1-length="0.009cm" draw:dots2="1" draw:dots2-length="0.009cm" draw:distance="0.009cm"/>
    <draw:stroke-dash draw:name="Dashed_20__28_var_29__20_5807" draw:display-name="Dashed (var) 5807" draw:style="rect" draw:dots1="1" draw:dots1-length="0.009cm" draw:dots2="1" draw:dots2-length="0.009cm" draw:distance="0.009cm"/>
    <draw:stroke-dash draw:name="Dashed_20__28_var_29__20_5808" draw:display-name="Dashed (var) 5808" draw:style="rect" draw:dots1="1" draw:dots1-length="0.009cm" draw:dots2="1" draw:dots2-length="0.009cm" draw:distance="0.009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1cm" draw:dots2="1" draw:dots2-length="0.001cm" draw:distance="0.001cm"/>
    <draw:stroke-dash draw:name="Dashed_20__28_var_29__20_6023" draw:display-name="Dashed (var) 6023" draw:style="rect" draw:dots1="1" draw:dots1-length="0.001cm" draw:dots2="1" draw:dots2-length="0.001cm" draw:distance="0.001cm"/>
    <draw:stroke-dash draw:name="Dashed_20__28_var_29__20_6024" draw:display-name="Dashed (var) 6024" draw:style="rect" draw:dots1="1" draw:dots1-length="0.002cm" draw:dots2="1" draw:dots2-length="0.002cm" draw:distance="0.002cm"/>
    <draw:stroke-dash draw:name="Dashed_20__28_var_29__20_6025" draw:display-name="Dashed (var) 6025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2cm" draw:dots2="1" draw:dots2-length="0.002cm" draw:distance="0.002cm"/>
    <draw:stroke-dash draw:name="Dashed_20__28_var_29__20_6047" draw:display-name="Dashed (var) 6047" draw:style="rect" draw:dots1="1" draw:dots1-length="0.003cm" draw:dots2="1" draw:dots2-length="0.003cm" draw:distance="0.003cm"/>
    <draw:stroke-dash draw:name="Dashed_20__28_var_29__20_6048" draw:display-name="Dashed (var) 6048" draw:style="rect" draw:dots1="1" draw:dots1-length="0.003cm" draw:dots2="1" draw:dots2-length="0.003cm" draw:distance="0.003cm"/>
    <draw:stroke-dash draw:name="Dashed_20__28_var_29__20_6049" draw:display-name="Dashed (var) 6049" draw:style="rect" draw:dots1="1" draw:dots1-length="0.003cm" draw:dots2="1" draw:dots2-length="0.003cm" draw:distance="0.003cm"/>
    <draw:stroke-dash draw:name="Dashed_20__28_var_29__20_6050" draw:display-name="Dashed (var) 6050" draw:style="rect" draw:dots1="1" draw:dots1-length="0.003cm" draw:dots2="1" draw:dots2-length="0.003cm" draw:distance="0.003cm"/>
    <draw:stroke-dash draw:name="Dashed_20__28_var_29__20_6051" draw:display-name="Dashed (var) 6051" draw:style="rect" draw:dots1="1" draw:dots1-length="0.003cm" draw:dots2="1" draw:dots2-length="0.003cm" draw:distance="0.003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88" draw:display-name="Dashed (var) 6388" draw:style="rect" draw:dots1="1" draw:dots1-length="2%" draw:distance="2%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1cm" draw:dots2="1" draw:dots2-length="0.001cm" draw:distance="0.001cm"/>
    <draw:stroke-dash draw:name="Dashed_20__28_var_29__20_6810" draw:display-name="Dashed (var) 6810" draw:style="rect" draw:dots1="1" draw:dots1-length="0.001cm" draw:dots2="1" draw:dots2-length="0.001cm" draw:distance="0.001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43" draw:display-name="Dashed (var) 7143" draw:style="rect" draw:dots1="1" draw:dots1-length="0.003cm" draw:dots2="1" draw:dots2-length="0.003cm" draw:distance="0.003cm"/>
    <draw:stroke-dash draw:name="Dashed_20__28_var_29__20_7144" draw:display-name="Dashed (var) 7144" draw:style="rect" draw:dots1="2" draw:dots1-length="0.016cm" draw:dots2="3" draw:dots2-length="0.082cm" draw:distance="0.041cm"/>
    <draw:stroke-dash draw:name="Dashed_20__28_var_29__20_7145" draw:display-name="Dashed (var) 7145" draw:style="rect" draw:dots1="1" draw:dots1-length="0.003cm" draw:dots2="1" draw:dots2-length="0.003cm" draw:distance="0.003cm"/>
    <draw:stroke-dash draw:name="Dashed_20__28_var_29__20_7146" draw:display-name="Dashed (var) 7146" draw:style="rect" draw:dots1="1" draw:dots1-length="0.003cm" draw:dots2="1" draw:dots2-length="0.003cm" draw:distance="0.003cm"/>
    <draw:stroke-dash draw:name="Dashed_20__28_var_29__20_7147" draw:display-name="Dashed (var) 7147" draw:style="rect" draw:dots1="2" draw:dots1-length="0.016cm" draw:dots2="3" draw:dots2-length="0.082cm" draw:distance="0.041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9cm" draw:dots2="1" draw:dots2-length="0.009cm" draw:distance="0.009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92" draw:display-name="Dashed (var) 7292" draw:style="rect" draw:dots1="1" draw:dots1-length="0.002cm" draw:dots2="1" draw:dots2-length="0.002cm" draw:distance="0.002cm"/>
    <draw:stroke-dash draw:name="Dashed_20__28_var_29__20_7293" draw:display-name="Dashed (var) 7293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0" draw:display-name="Dashed (var) 7300" draw:style="rect" draw:dots1="1" draw:dots1-length="0.003cm" draw:dots2="1" draw:dots2-length="0.003cm" draw:distance="0.003cm"/>
    <draw:stroke-dash draw:name="Dashed_20__28_var_29__20_7301" draw:display-name="Dashed (var) 7301" draw:style="rect" draw:dots1="1" draw:dots1-length="0.003cm" draw:dots2="1" draw:dots2-length="0.003cm" draw:distance="0.003cm"/>
    <draw:stroke-dash draw:name="Dashed_20__28_var_29__20_7302" draw:display-name="Dashed (var) 7302" draw:style="rect" draw:dots1="1" draw:dots1-length="0.003cm" draw:dots2="1" draw:dots2-length="0.003cm" draw:distance="0.003cm"/>
    <draw:stroke-dash draw:name="Dashed_20__28_var_29__20_7303" draw:display-name="Dashed (var) 7303" draw:style="rect" draw:dots1="1" draw:dots1-length="0.003cm" draw:dots2="1" draw:dots2-length="0.003cm" draw:distance="0.003cm"/>
    <draw:stroke-dash draw:name="Dashed_20__28_var_29__20_7304" draw:display-name="Dashed (var) 7304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2cm" draw:dots2="1" draw:dots2-length="0.002cm" draw:distance="0.002cm"/>
    <draw:stroke-dash draw:name="Dashed_20__28_var_29__20_7546" draw:display-name="Dashed (var) 7546" draw:style="rect" draw:dots1="1" draw:dots1-length="0.003cm" draw:dots2="1" draw:dots2-length="0.003cm" draw:distance="0.003cm"/>
    <draw:stroke-dash draw:name="Dashed_20__28_var_29__20_7547" draw:display-name="Dashed (var) 7547" draw:style="rect" draw:dots1="1" draw:dots1-length="0.002cm" draw:dots2="1" draw:dots2-length="0.002cm" draw:distance="0.002cm"/>
    <draw:stroke-dash draw:name="Dashed_20__28_var_29__20_7548" draw:display-name="Dashed (var) 7548" draw:style="rect" draw:dots1="1" draw:dots1-length="0.003cm" draw:dots2="1" draw:dots2-length="0.003cm" draw:distance="0.003cm"/>
    <draw:stroke-dash draw:name="Dashed_20__28_var_29__20_7549" draw:display-name="Dashed (var) 7549" draw:style="rect" draw:dots1="1" draw:dots1-length="0.002cm" draw:dots2="1" draw:dots2-length="0.002cm" draw:distance="0.002cm"/>
    <draw:stroke-dash draw:name="Dashed_20__28_var_29__20_7550" draw:display-name="Dashed (var) 7550" draw:style="rect" draw:dots1="1" draw:dots1-length="0.002cm" draw:dots2="1" draw:dots2-length="0.002cm" draw:distance="0.002cm"/>
    <draw:stroke-dash draw:name="Dashed_20__28_var_29__20_7551" draw:display-name="Dashed (var) 7551" draw:style="rect" draw:dots1="1" draw:dots1-length="0.002cm" draw:dots2="1" draw:dots2-length="0.002cm" draw:distance="0.002cm"/>
    <draw:stroke-dash draw:name="Dashed_20__28_var_29__20_7552" draw:display-name="Dashed (var) 7552" draw:style="rect" draw:dots1="1" draw:dots1-length="0.002cm" draw:dots2="1" draw:dots2-length="0.002cm" draw:distance="0.002cm"/>
    <draw:stroke-dash draw:name="Dashed_20__28_var_29__20_7553" draw:display-name="Dashed (var) 7553" draw:style="rect" draw:dots1="1" draw:dots1-length="0.002cm" draw:dots2="1" draw:dots2-length="0.002cm" draw:distance="0.002cm"/>
    <draw:stroke-dash draw:name="Dashed_20__28_var_29__20_7554" draw:display-name="Dashed (var) 7554" draw:style="rect" draw:dots1="1" draw:dots1-length="0.002cm" draw:dots2="1" draw:dots2-length="0.002cm" draw:distance="0.002cm"/>
    <draw:stroke-dash draw:name="Dashed_20__28_var_29__20_7555" draw:display-name="Dashed (var) 7555" draw:style="rect" draw:dots1="1" draw:dots1-length="0.051cm" draw:dots2="1" draw:dots2-length="0.051cm" draw:distance="0.051cm"/>
    <draw:stroke-dash draw:name="Dashed_20__28_var_29__20_7556" draw:display-name="Dashed (var) 7556" draw:style="rect" draw:dots1="1" draw:dots1-length="0.002cm" draw:dots2="1" draw:dots2-length="0.002cm" draw:distance="0.002cm"/>
    <draw:stroke-dash draw:name="Dashed_20__28_var_29__20_7557" draw:display-name="Dashed (var) 7557" draw:style="rect" draw:dots1="1" draw:dots1-length="0.002cm" draw:dots2="1" draw:dots2-length="0.002cm" draw:distance="0.002cm"/>
    <draw:stroke-dash draw:name="Dashed_20__28_var_29__20_7558" draw:display-name="Dashed (var) 7558" draw:style="rect" draw:dots1="1" draw:dots1-length="0.002cm" draw:dots2="1" draw:dots2-length="0.002cm" draw:distance="0.002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61" draw:display-name="Dashed (var) 7661" draw:style="rect" draw:dots1="1" draw:dots1-length="36%" draw:distance="36%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3cm" draw:dots2="1" draw:dots2-length="0.003cm" draw:distance="0.003cm"/>
    <draw:stroke-dash draw:name="Dashed_20__28_var_29__20_7673" draw:display-name="Dashed (var) 7673" draw:style="rect" draw:dots1="1" draw:dots1-length="0.016cm" draw:dots2="1" draw:dots2-length="0.016cm" draw:distance="0.01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63%" draw:distance="63%"/>
    <draw:stroke-dash draw:name="Line_20_Style_20_1" draw:display-name="Line Style 1" draw:style="rect" draw:dots1="1" draw:dots1-length="0.003cm" draw:dots2="1" draw:dots2-length="0.003cm" draw:distance="0.003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1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_5f_Numéros_20_exercices_20_livret" style:display-name="_Numéros exercices livret" style:family="text">
      <style:text-properties fo:color="#ffffff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2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paragraph-rsid="0040ad80"/>
    </style:style>
    <style:style style:name="MP27" style:family="paragraph">
      <loext:graphic-properties draw:fill="solid" draw:fill-color="#1ca2b8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P30" style:family="paragraph">
      <style:paragraph-properties fo:text-align="center"/>
      <style:text-properties fo:font-size="12pt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paragraph-rsid="003db5af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style:font-name="Bitstream Vera Sans4" fo:font-size="16pt" fo:letter-spacing="normal" fo:font-style="normal" fo:text-shadow="none" fo:font-weight="bold" officeooo:rsid="00548b32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1ca2b8" style:font-name="Bitstream Vera Sans4" fo:font-size="16pt" fo:letter-spacing="normal" fo:font-style="normal" fo:text-shadow="none" fo:font-weight="bold" officeooo:rsid="0055e631" style:font-size-asian="16pt" style:font-style-asian="normal" style:font-size-complex="16pt" style:font-style-complex="normal"/>
    </style:style>
    <style:style style:name="MT8" style:family="text">
      <style:text-properties officeooo:rsid="003459de"/>
    </style:style>
    <style:style style:name="MT9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>
      <style:header>
        <text:p text:style-name="MP26"><draw:path text:anchor-type="paragraph" draw:z-index="2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5">Série 1</text:span></text:p></draw:text-box></draw:frame><draw:line text:anchor-type="paragraph" draw:z-index="11" draw:name="Forme3" draw:style-name="Mgr3" draw:text-style-name="MP30" svg:x1="18.8cm" svg:y1="0.36cm" svg:x2="21.044cm" svg:y2="0.36cm"><text:p/></draw:line><text:span text:style-name="MT6">I</text:span><text:span text:style-name="MT7">dentifier des solides, connaître le vocabulaire</text:span></text:p>
      </style:header>
      <style:footer>
        <text:p text:style-name="MP31"><draw:frame draw:style-name="Mfr1" draw:name="Cadre1" text:anchor-type="paragraph" svg:y="-0.06cm" draw:z-index="8"><draw:text-box fo:min-height="0.499cm" fo:min-width="1cm"><draw:frame draw:style-name="Mfr2" draw:name="Cadre2" text:anchor-type="frame" svg:x="0.45cm" svg:y="0.079cm" svg:width="0.817cm" draw:z-index="14"><draw:text-box fo:min-height="0.355cm"><text:p text:style-name="MP32"><draw:g text:anchor-type="paragraph" draw:z-index="17" draw:name="Forme4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126</text:page-number></text:p></draw:text-box></draw:frame><text:p text:style-name="MP34"><text:span text:style-name="MT8">Espace</text:span> • <text:span text:style-name="MT9">D6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1T17:00:50.989000000</dc:date>
    <meta:editing-duration>PT12H9M18S</meta:editing-duration>
    <meta:editing-cycles>111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0" meta:object-count="0" meta:page-count="4" meta:paragraph-count="116" meta:word-count="574" meta:character-count="3399" meta:non-whitespace-character-count="2485"/>
  </office:meta>
</office:document-meta>
</file>